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4.895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2.88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239cm"/>
    </style:style>
    <style:style style:name="co16" style:family="table-column">
      <style:table-column-properties fo:break-before="auto" style:column-width="5.98cm"/>
    </style:style>
    <style:style style:name="co17" style:family="table-column">
      <style:table-column-properties fo:break-before="auto" style:column-width="2.196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5.054cm" fo:break-before="auto" style:use-optimal-row-height="true"/>
    </style:style>
    <style:style style:name="ta1" style:family="table" style:master-page-name="PageStyle_5f_Januar">
      <style:table-properties table:display="true" style:writing-mode="lr-tb"/>
    </style:style>
    <style:style style:name="ta2" style:family="table" style:master-page-name="PageStyle_5f_Februar">
      <style:table-properties table:display="true" style:writing-mode="lr-tb"/>
    </style:style>
    <style:style style:name="ta3" style:family="table" style:master-page-name="PageStyle_5f_März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i">
      <style:table-properties table:display="true" style:writing-mode="lr-tb"/>
    </style:style>
    <style:style style:name="ta6" style:family="table" style:master-page-name="PageStyle_5f_Jun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k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zember">
      <style:table-properties table:display="true" style:writing-mode="lr-tb"/>
    </style:style>
    <style:style style:name="ta13" style:family="table" style:master-page-name="PageStyle_5f__5f__5f_Goal_5f_Metadata">
      <style:table-properties table:display="fals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5f_BuiltIn_5f_Currency" style:data-style-name="N10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5f_BuiltIn_5f_Currency" style:data-style-name="N100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urrency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c0c0c0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">
      <style:table-cell-properties fo:border-bottom="none" fo:background-color="#c0c0c0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5f_BuiltIn_5f_Currency" style:data-style-name="N16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62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62">
      <style:table-cell-properties fo:border-bottom="0.088cm solid #0000ff" style:cell-protect="protected formula-hidden" style:print-content="true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62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Currency" style:data-style-name="N165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11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1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088cm solid #0000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11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uro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5f_BuiltIn_5f_Currency" style:data-style-name="N119">
      <style:table-cell-properties style:glyph-orientation-vertical="0" fo:border-bottom="0.088cm solid #0000ff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0c0c0" style:cell-protect="formula-hidden" style:print-content="true" style:diagonal-bl-tr="none" style:diagonal-tl-br="none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fo:background-color="#c0c0c0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5f_BuiltIn_5f_Currency" style:data-style-name="N119">
      <style:table-cell-properties style:glyph-orientation-vertical="0" fo:border-bottom="0.088cm solid #0000ff" style:cell-protect="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0.088cm solid #0000ff" style:cell-protect="formula-hidden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Excel_5f_BuiltIn_5f_Currency" style:data-style-name="N119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11">
      <style:table-cell-properties fo:border-bottom="none" fo:background-color="#c0c0c0" style:cell-protect="protected formula-hidden" style:print-content="tru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11">
      <style:table-cell-properties style:glyph-orientation-vertical="0" fo:border-bottom="0.088cm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1">
      <style:table-cell-properties fo:border-bottom="0.088cm solid #000000" fo:background-color="#c0c0c0" style:cell-protect="protected formula-hidden" style:print-content="tru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Januar.A1">
          <table:help-message table:display="false">
            <text:p>Iimmer nur den 1. des jeweiligen Monats eingeben.</text:p>
          </table:help-message>
          <table:error-message table:message-type="stop" table:display="true"/>
        </table:content-validation>
      </table:content-validations>
      <table:table table:name="Januar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7" table:default-cell-style-name="ce34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48" table:formula="of:=SUM([.G5:.G1108])" office:value-type="currency" office:currency="EUR" office:value="1725.55">
            <text:p>1.725,55 € 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3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31" office:value-type="string">
            <text:p>Saldo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3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1/1</text:p>
          </table:table-cell>
          <table:table-cell table:style-name="ce10"/>
          <table:table-cell table:style-name="ce16" office:value-type="date" office:date-value="2010-01-01">
            <text:p>01.01.2010</text:p>
          </table:table-cell>
          <table:table-cell table:style-name="ce22" table:number-columns-repeated="2"/>
          <table:table-cell table:style-name="ce26" office:value-type="string">
            <text:p>Anfangsbestand</text:p>
          </table:table-cell>
          <table:table-cell table:style-name="ce33" office:value-type="float" office:value="1725.55">
            <text:p>1.725,55 </text:p>
          </table:table-cell>
          <table:table-cell table:style-name="ce39"/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40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40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40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40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40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40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40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40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40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40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40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40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40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40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40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40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40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40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40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40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40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40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40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40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40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40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7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40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40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40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40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40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40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40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40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40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40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40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40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40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40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40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40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40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40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40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40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40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40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40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40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40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40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40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40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40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40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40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40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40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40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40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40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40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40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40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40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40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40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40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40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40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40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40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40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40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40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40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40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40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40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40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40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40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40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40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40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40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40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40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40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40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40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40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40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40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40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40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40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40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40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40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40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40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40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40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40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40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40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40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40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40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40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40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40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40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40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40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40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40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40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40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40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40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40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40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40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40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40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40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40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40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40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40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40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40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40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40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40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40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40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40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40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40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40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40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40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40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40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40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40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40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40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40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40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40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40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40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40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40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40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40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40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40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40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40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40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40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40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40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40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40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40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40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40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40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40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40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40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40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40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40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40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40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87]+[.G188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40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88]+[.G189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40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89]+[.G190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40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0]+[.G191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40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1]+[.G192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40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2]+[.G193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40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3]+[.G194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40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4]+[.G195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40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5]+[.G196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/>
          <table:table-cell table:style-name="ce22"/>
          <table:table-cell table:style-name="ce22"/>
          <table:table-cell table:style-name="ce27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40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33" table:formula="of:=[.K196]+[.G197]" office:value-type="float" office:value="1725.55">
            <text:p>1.725,55 </text:p>
          </table:table-cell>
          <table:table-cell table:style-name="ce52"/>
          <table:table-cell table:number-columns-repeated="1012"/>
        </table:table-row>
        <table:table-row table:style-name="ro3" table:number-rows-repeated="65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2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5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54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55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56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office:value-type="date" office:date-value="2010-02-01">
            <text:p>01.02.2010</text:p>
          </table:table-cell>
          <table:table-cell table:style-name="ce22"/>
          <table:table-cell table:style-name="ce22"/>
          <table:table-cell table:style-name="ce57" office:value-type="string">
            <text:p>Anfangsbestand</text:p>
          </table:table-cell>
          <table:table-cell table:style-name="ce33" table:formula="of:=[$Januar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/>
          <table:table-cell table:style-name="ce22"/>
          <table:table-cell table:style-name="ce57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2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57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ärz" table:style-name="ta3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office:value-type="date" office:date-value="2010-03-01">
            <text:p>01.03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Februar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3/3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4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3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office:value-type="date" office:date-value="2010-04-01">
            <text:p>01.04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März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1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 office:value-type="string">
            <text:p>4/2</text:p>
          </table:table-cell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1]&gt;0;[.D201]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0]+[.G2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2]&gt;0;[.D202]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1]+[.G2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" table:style-name="ta5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15" table:default-cell-style-name="ce23"/>
        <table:table-column table:style-name="co16" table:default-cell-style-name="ce28"/>
        <table:table-column table:style-name="co1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5-01">
            <text:p>01.05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April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" table:style-name="ta6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09-06-01">
            <text:p>01.06.2009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Mai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2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 table:number-columns-repeated="2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" table:style-name="ta7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09-07-01">
            <text:p>01.07.2009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Juni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gust" table:style-name="ta8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8-01">
            <text:p>01.08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Juli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9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09-01">
            <text:p>01.09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August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0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0-01">
            <text:p>01.10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September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1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1-01">
            <text:p>01.11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Oktober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zember" table:style-name="ta12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ce34"/>
        <table:table-column table:style-name="co8" table:default-cell-style-name="ce41"/>
        <table:table-column table:style-name="co9" table:default-cell-style-name="ce46"/>
        <table:table-column table:style-name="co10" table:default-cell-style-name="ce41"/>
        <table:table-column table:style-name="co14" table:default-cell-style-name="ce11"/>
        <table:table-column table:style-name="co11" table:default-cell-style-name="ce11"/>
        <table:table-column table:style-name="co12" table:number-columns-repeated="245" table:default-cell-style-name="ce11"/>
        <table:table-column table:style-name="co13" table:number-columns-repeated="767" table:default-cell-style-name="Default"/>
        <table:table-row table:style-name="ro1">
          <table:table-cell table:style-name="ce1" office:value-type="string">
            <text:p>Bank</text:p>
          </table:table-cell>
          <table:table-cell table:style-name="ce6"/>
          <table:table-cell table:style-name="ce12"/>
          <table:table-cell table:style-name="ce18" table:number-columns-repeated="2"/>
          <table:table-cell table:style-name="ce12"/>
          <table:table-cell table:style-name="ce29" office:value-type="string">
            <text:p><text:s/>Saldo per </text:p>
          </table:table-cell>
          <table:table-cell table:style-name="ce35" table:formula="of:=TODAY()" office:value-type="float" office:value="40377" table:number-columns-spanned="3" table:number-rows-spanned="1">
            <text:p>18. Jul. 2010</text:p>
          </table:table-cell>
          <table:covered-table-cell table:style-name="ce35"/>
          <table:covered-table-cell table:style-name="ce35"/>
          <table:table-cell table:style-name="ce59" table:formula="of:=SUM([.G5:.G1111])" office:value-type="float" office:value="1725.55">
            <text:p>1.725,55 €</text:p>
          </table:table-cell>
          <table:table-cell table:style-name="ce50"/>
          <table:table-cell table:style-name="ce53" table:number-columns-repeated="1012"/>
        </table:table-row>
        <table:table-row table:style-name="ro2">
          <table:table-cell table:style-name="ce2" office:value-type="string" table:number-columns-spanned="2" table:number-rows-spanned="1">
            <text:p>Belegnummer</text:p>
          </table:table-cell>
          <table:covered-table-cell table:style-name="ce7"/>
          <table:table-cell table:style-name="ce13"/>
          <table:table-cell table:style-name="ce19" table:number-columns-repeated="2"/>
          <table:table-cell table:style-name="ce13"/>
          <table:table-cell table:style-name="ce30"/>
          <table:table-cell table:style-name="ce36" office:value-type="string" office:string-value="Gegen-">
            <text:p>Gegen- </text:p>
          </table:table-cell>
          <table:table-cell table:style-name="ce42"/>
          <table:table-cell table:style-name="ce47"/>
          <table:table-cell table:style-name="ce60"/>
          <table:table-cell table:style-name="ce51" office:value-type="string" table:number-columns-spanned="1" table:number-rows-spanned="2">
            <text:p>Beschluss</text:p>
          </table:table-cell>
          <table:table-cell table:style-name="ce53" table:number-columns-repeated="1012"/>
        </table:table-row>
        <table:table-row table:style-name="ro1">
          <table:table-cell table:style-name="ce3" office:value-type="string">
            <text:p>AzNr</text:p>
          </table:table-cell>
          <table:table-cell table:style-name="ce8" office:value-type="string">
            <text:p>Dokument</text:p>
          </table:table-cell>
          <table:table-cell table:style-name="ce14" office:value-type="string">
            <text:p>Datum</text:p>
          </table:table-cell>
          <table:table-cell table:style-name="ce20" office:value-type="string">
            <text:p>M_Nr</text:p>
          </table:table-cell>
          <table:table-cell table:style-name="ce20" office:value-type="string">
            <text:p>Name, Vorname (KV)</text:p>
          </table:table-cell>
          <table:table-cell table:style-name="ce24" office:value-type="string">
            <text:p>Buchungstext</text:p>
          </table:table-cell>
          <table:table-cell table:style-name="ce31" office:value-type="string">
            <text:p>Betrag</text:p>
          </table:table-cell>
          <table:table-cell table:style-name="ce37" office:value-type="string" office:string-value="konto">
            <text:p>konto </text:p>
          </table:table-cell>
          <table:table-cell table:style-name="ce43" office:value-type="string">
            <text:p>OP-Name</text:p>
          </table:table-cell>
          <table:table-cell table:style-name="ce37" office:value-type="string" office:string-value="Konto">
            <text:p>Konto </text:p>
          </table:table-cell>
          <table:table-cell table:style-name="ce61" office:value-type="string" office:string-value="Saldo">
            <text:p>Saldo </text:p>
          </table:table-cell>
          <table:covered-table-cell table:style-name="ce51"/>
          <table:table-cell table:style-name="ce53" table:number-columns-repeated="1012"/>
        </table:table-row>
        <table:table-row table:style-name="ro3">
          <table:table-cell table:style-name="ce3"/>
          <table:table-cell table:style-name="ce9"/>
          <table:table-cell table:style-name="ce15"/>
          <table:table-cell table:style-name="ce21" table:number-columns-repeated="2"/>
          <table:table-cell table:style-name="ce25"/>
          <table:table-cell table:style-name="ce32"/>
          <table:table-cell table:style-name="ce38"/>
          <table:table-cell table:style-name="ce44"/>
          <table:table-cell table:style-name="ce38"/>
          <table:table-cell table:style-name="ce62"/>
          <table:table-cell table:style-name="ce50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office:value-type="date" office:date-value="2010-12-01">
            <text:p>01.12.2010</text:p>
          </table:table-cell>
          <table:table-cell table:style-name="ce22"/>
          <table:table-cell table:style-name="ce22"/>
          <table:table-cell table:style-name="ce26" office:value-type="string">
            <text:p>Anfangsbestand</text:p>
          </table:table-cell>
          <table:table-cell table:style-name="ce33" table:formula="of:=[$November.K1]" office:value-type="float" office:value="1725.55">
            <text:p>1.725,55 </text:p>
          </table:table-cell>
          <table:table-cell table:style-name="ce39" table:formula="of:=IF([.D5]&gt;0;[.D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G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]&gt;0;[.D6]+10000;&quot;&quot;)&amp;&quot; &quot;&amp;[.E6]" office:value-type="string" office:string-value=" ">
            <text:p><text:s/></text:p>
          </table:table-cell>
          <table:table-cell table:style-name="ce33"/>
          <table:table-cell table:style-name="ce39" table:formula="of:=IF([.D6]&gt;0;[.D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]+[.G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]&gt;0;[.D7]+10000;&quot;&quot;)&amp;&quot; &quot;&amp;[.E7]" office:value-type="string" office:string-value=" ">
            <text:p><text:s/></text:p>
          </table:table-cell>
          <table:table-cell table:style-name="ce33"/>
          <table:table-cell table:style-name="ce39" table:formula="of:=IF([.D7]&gt;0;[.D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]+[.G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]&gt;0;[.D8]+10000;&quot;&quot;)&amp;&quot; &quot;&amp;[.E8]" office:value-type="string" office:string-value=" ">
            <text:p><text:s/></text:p>
          </table:table-cell>
          <table:table-cell table:style-name="ce33"/>
          <table:table-cell table:style-name="ce39" table:formula="of:=IF([.D8]&gt;0;[.D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]+[.G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]&gt;0;[.D9]+10000;&quot;&quot;)&amp;&quot; &quot;&amp;[.E9]" office:value-type="string" office:string-value=" ">
            <text:p><text:s/></text:p>
          </table:table-cell>
          <table:table-cell table:style-name="ce33"/>
          <table:table-cell table:style-name="ce39" table:formula="of:=IF([.D9]&gt;0;[.D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]+[.G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]&gt;0;[.D10]+10000;&quot;&quot;)&amp;&quot; &quot;&amp;[.E10]" office:value-type="string" office:string-value=" ">
            <text:p><text:s/></text:p>
          </table:table-cell>
          <table:table-cell table:style-name="ce33"/>
          <table:table-cell table:style-name="ce39" table:formula="of:=IF([.D10]&gt;0;[.D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]+[.G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]&gt;0;[.D11]+10000;&quot;&quot;)&amp;&quot; &quot;&amp;[.E11]" office:value-type="string" office:string-value=" ">
            <text:p><text:s/></text:p>
          </table:table-cell>
          <table:table-cell table:style-name="ce33"/>
          <table:table-cell table:style-name="ce39" table:formula="of:=IF([.D11]&gt;0;[.D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]+[.G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]&gt;0;[.D12]+10000;&quot;&quot;)&amp;&quot; &quot;&amp;[.E12]" office:value-type="string" office:string-value=" ">
            <text:p><text:s/></text:p>
          </table:table-cell>
          <table:table-cell table:style-name="ce33"/>
          <table:table-cell table:style-name="ce39" table:formula="of:=IF([.D12]&gt;0;[.D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]+[.G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]&gt;0;[.D13]+10000;&quot;&quot;)&amp;&quot; &quot;&amp;[.E13]" office:value-type="string" office:string-value=" ">
            <text:p><text:s/></text:p>
          </table:table-cell>
          <table:table-cell table:style-name="ce33"/>
          <table:table-cell table:style-name="ce39" table:formula="of:=IF([.D13]&gt;0;[.D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]+[.G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]&gt;0;[.D14]+10000;&quot;&quot;)&amp;&quot; &quot;&amp;[.E14]" office:value-type="string" office:string-value=" ">
            <text:p><text:s/></text:p>
          </table:table-cell>
          <table:table-cell table:style-name="ce33"/>
          <table:table-cell table:style-name="ce39" table:formula="of:=IF([.D14]&gt;0;[.D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]+[.G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]&gt;0;[.D15]+10000;&quot;&quot;)&amp;&quot; &quot;&amp;[.E15]" office:value-type="string" office:string-value=" ">
            <text:p><text:s/></text:p>
          </table:table-cell>
          <table:table-cell table:style-name="ce33"/>
          <table:table-cell table:style-name="ce39" table:formula="of:=IF([.D15]&gt;0;[.D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]+[.G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]&gt;0;[.D16]+10000;&quot;&quot;)&amp;&quot; &quot;&amp;[.E16]" office:value-type="string" office:string-value=" ">
            <text:p><text:s/></text:p>
          </table:table-cell>
          <table:table-cell table:style-name="ce33"/>
          <table:table-cell table:style-name="ce39" table:formula="of:=IF([.D16]&gt;0;[.D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]+[.G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]&gt;0;[.D17]+10000;&quot;&quot;)&amp;&quot; &quot;&amp;[.E17]" office:value-type="string" office:string-value=" ">
            <text:p><text:s/></text:p>
          </table:table-cell>
          <table:table-cell table:style-name="ce33"/>
          <table:table-cell table:style-name="ce39" table:formula="of:=IF([.D17]&gt;0;[.D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]+[.G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]&gt;0;[.D18]+10000;&quot;&quot;)&amp;&quot; &quot;&amp;[.E18]" office:value-type="string" office:string-value=" ">
            <text:p><text:s/></text:p>
          </table:table-cell>
          <table:table-cell table:style-name="ce33"/>
          <table:table-cell table:style-name="ce39" table:formula="of:=IF([.D18]&gt;0;[.D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]+[.G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]&gt;0;[.D19]+10000;&quot;&quot;)&amp;&quot; &quot;&amp;[.E19]" office:value-type="string" office:string-value=" ">
            <text:p><text:s/></text:p>
          </table:table-cell>
          <table:table-cell table:style-name="ce33"/>
          <table:table-cell table:style-name="ce39" table:formula="of:=IF([.D19]&gt;0;[.D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]+[.G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0]&gt;0;[.D20]+10000;&quot;&quot;)&amp;&quot; &quot;&amp;[.E20]" office:value-type="string" office:string-value=" ">
            <text:p><text:s/></text:p>
          </table:table-cell>
          <table:table-cell table:style-name="ce33"/>
          <table:table-cell table:style-name="ce39" table:formula="of:=IF([.D20]&gt;0;[.D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]+[.G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1]&gt;0;[.D21]+10000;&quot;&quot;)&amp;&quot; &quot;&amp;[.E21]" office:value-type="string" office:string-value=" ">
            <text:p><text:s/></text:p>
          </table:table-cell>
          <table:table-cell table:style-name="ce33"/>
          <table:table-cell table:style-name="ce39" table:formula="of:=IF([.D21]&gt;0;[.D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0]+[.G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2]&gt;0;[.D22]+10000;&quot;&quot;)&amp;&quot; &quot;&amp;[.E22]" office:value-type="string" office:string-value=" ">
            <text:p><text:s/></text:p>
          </table:table-cell>
          <table:table-cell table:style-name="ce33"/>
          <table:table-cell table:style-name="ce39" table:formula="of:=IF([.D22]&gt;0;[.D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1]+[.G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3]&gt;0;[.D23]+10000;&quot;&quot;)&amp;&quot; &quot;&amp;[.E23]" office:value-type="string" office:string-value=" ">
            <text:p><text:s/></text:p>
          </table:table-cell>
          <table:table-cell table:style-name="ce33"/>
          <table:table-cell table:style-name="ce39" table:formula="of:=IF([.D23]&gt;0;[.D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2]+[.G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4]&gt;0;[.D24]+10000;&quot;&quot;)&amp;&quot; &quot;&amp;[.E24]" office:value-type="string" office:string-value=" ">
            <text:p><text:s/></text:p>
          </table:table-cell>
          <table:table-cell table:style-name="ce33"/>
          <table:table-cell table:style-name="ce39" table:formula="of:=IF([.D24]&gt;0;[.D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3]+[.G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5]&gt;0;[.D25]+10000;&quot;&quot;)&amp;&quot; &quot;&amp;[.E25]" office:value-type="string" office:string-value=" ">
            <text:p><text:s/></text:p>
          </table:table-cell>
          <table:table-cell table:style-name="ce33"/>
          <table:table-cell table:style-name="ce39" table:formula="of:=IF([.D25]&gt;0;[.D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4]+[.G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6]&gt;0;[.D26]+10000;&quot;&quot;)&amp;&quot; &quot;&amp;[.E26]" office:value-type="string" office:string-value=" ">
            <text:p><text:s/></text:p>
          </table:table-cell>
          <table:table-cell table:style-name="ce33"/>
          <table:table-cell table:style-name="ce39" table:formula="of:=IF([.D26]&gt;0;[.D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5]+[.G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7]&gt;0;[.D27]+10000;&quot;&quot;)&amp;&quot; &quot;&amp;[.E27]" office:value-type="string" office:string-value=" ">
            <text:p><text:s/></text:p>
          </table:table-cell>
          <table:table-cell table:style-name="ce33"/>
          <table:table-cell table:style-name="ce39" table:formula="of:=IF([.D27]&gt;0;[.D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6]+[.G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8]&gt;0;[.D28]+10000;&quot;&quot;)&amp;&quot; &quot;&amp;[.E28]" office:value-type="string" office:string-value=" ">
            <text:p><text:s/></text:p>
          </table:table-cell>
          <table:table-cell table:style-name="ce33"/>
          <table:table-cell table:style-name="ce39" table:formula="of:=IF([.D28]&gt;0;[.D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7]+[.G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29]&gt;0;[.D29]+10000;&quot;&quot;)&amp;&quot; &quot;&amp;[.E29]" office:value-type="string" office:string-value=" ">
            <text:p><text:s/></text:p>
          </table:table-cell>
          <table:table-cell table:style-name="ce33"/>
          <table:table-cell table:style-name="ce39" table:formula="of:=IF([.D29]&gt;0;[.D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8]+[.G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0]&gt;0;[.D30]+10000;&quot;&quot;)&amp;&quot; &quot;&amp;[.E30]" office:value-type="string" office:string-value=" ">
            <text:p><text:s/></text:p>
          </table:table-cell>
          <table:table-cell table:style-name="ce33"/>
          <table:table-cell table:style-name="ce39" table:formula="of:=IF([.D30]&gt;0;[.D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29]+[.G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1]&gt;0;[.D31]+10000;&quot;&quot;)&amp;&quot; &quot;&amp;[.E31]" office:value-type="string" office:string-value=" ">
            <text:p><text:s/></text:p>
          </table:table-cell>
          <table:table-cell table:style-name="ce33"/>
          <table:table-cell table:style-name="ce39" table:formula="of:=IF([.D31]&gt;0;[.D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0]+[.G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2]&gt;0;[.D32]+10000;&quot;&quot;)&amp;&quot; &quot;&amp;[.E32]" office:value-type="string" office:string-value=" ">
            <text:p><text:s/></text:p>
          </table:table-cell>
          <table:table-cell table:style-name="ce33"/>
          <table:table-cell table:style-name="ce39" table:formula="of:=IF([.D32]&gt;0;[.D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1]+[.G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3]&gt;0;[.D33]+10000;&quot;&quot;)&amp;&quot; &quot;&amp;[.E33]" office:value-type="string" office:string-value=" ">
            <text:p><text:s/></text:p>
          </table:table-cell>
          <table:table-cell table:style-name="ce33"/>
          <table:table-cell table:style-name="ce39" table:formula="of:=IF([.D33]&gt;0;[.D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2]+[.G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4]&gt;0;[.D34]+10000;&quot;&quot;)&amp;&quot; &quot;&amp;[.E34]" office:value-type="string" office:string-value=" ">
            <text:p><text:s/></text:p>
          </table:table-cell>
          <table:table-cell table:style-name="ce33"/>
          <table:table-cell table:style-name="ce39" table:formula="of:=IF([.D34]&gt;0;[.D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3]+[.G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5]&gt;0;[.D35]+10000;&quot;&quot;)&amp;&quot; &quot;&amp;[.E35]" office:value-type="string" office:string-value=" ">
            <text:p><text:s/></text:p>
          </table:table-cell>
          <table:table-cell table:style-name="ce33"/>
          <table:table-cell table:style-name="ce39" table:formula="of:=IF([.D35]&gt;0;[.D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4]+[.G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6]&gt;0;[.D36]+10000;&quot;&quot;)&amp;&quot; &quot;&amp;[.E36]" office:value-type="string" office:string-value=" ">
            <text:p><text:s/></text:p>
          </table:table-cell>
          <table:table-cell table:style-name="ce33"/>
          <table:table-cell table:style-name="ce39" table:formula="of:=IF([.D36]&gt;0;[.D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5]+[.G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7]&gt;0;[.D37]+10000;&quot;&quot;)&amp;&quot; &quot;&amp;[.E37]" office:value-type="string" office:string-value=" ">
            <text:p><text:s/></text:p>
          </table:table-cell>
          <table:table-cell table:style-name="ce33"/>
          <table:table-cell table:style-name="ce39" table:formula="of:=IF([.D37]&gt;0;[.D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6]+[.G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8]&gt;0;[.D38]+10000;&quot;&quot;)&amp;&quot; &quot;&amp;[.E38]" office:value-type="string" office:string-value=" ">
            <text:p><text:s/></text:p>
          </table:table-cell>
          <table:table-cell table:style-name="ce33"/>
          <table:table-cell table:style-name="ce39" table:formula="of:=IF([.D38]&gt;0;[.D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7]+[.G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39]&gt;0;[.D39]+10000;&quot;&quot;)&amp;&quot; &quot;&amp;[.E39]" office:value-type="string" office:string-value=" ">
            <text:p><text:s/></text:p>
          </table:table-cell>
          <table:table-cell table:style-name="ce33"/>
          <table:table-cell table:style-name="ce39" table:formula="of:=IF([.D39]&gt;0;[.D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8]+[.G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0]&gt;0;[.D40]+10000;&quot;&quot;)&amp;&quot; &quot;&amp;[.E40]" office:value-type="string" office:string-value=" ">
            <text:p><text:s/></text:p>
          </table:table-cell>
          <table:table-cell table:style-name="ce33"/>
          <table:table-cell table:style-name="ce39" table:formula="of:=IF([.D40]&gt;0;[.D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39]+[.G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1]&gt;0;[.D41]+10000;&quot;&quot;)&amp;&quot; &quot;&amp;[.E41]" office:value-type="string" office:string-value=" ">
            <text:p><text:s/></text:p>
          </table:table-cell>
          <table:table-cell table:style-name="ce33"/>
          <table:table-cell table:style-name="ce39" table:formula="of:=IF([.D41]&gt;0;[.D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0]+[.G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2]&gt;0;[.D42]+10000;&quot;&quot;)&amp;&quot; &quot;&amp;[.E42]" office:value-type="string" office:string-value=" ">
            <text:p><text:s/></text:p>
          </table:table-cell>
          <table:table-cell table:style-name="ce33"/>
          <table:table-cell table:style-name="ce39" table:formula="of:=IF([.D42]&gt;0;[.D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1]+[.G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3]&gt;0;[.D43]+10000;&quot;&quot;)&amp;&quot; &quot;&amp;[.E43]" office:value-type="string" office:string-value=" ">
            <text:p><text:s/></text:p>
          </table:table-cell>
          <table:table-cell table:style-name="ce33"/>
          <table:table-cell table:style-name="ce39" table:formula="of:=IF([.D43]&gt;0;[.D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2]+[.G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4]&gt;0;[.D44]+10000;&quot;&quot;)&amp;&quot; &quot;&amp;[.E44]" office:value-type="string" office:string-value=" ">
            <text:p><text:s/></text:p>
          </table:table-cell>
          <table:table-cell table:style-name="ce33"/>
          <table:table-cell table:style-name="ce39" table:formula="of:=IF([.D44]&gt;0;[.D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3]+[.G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5]&gt;0;[.D45]+10000;&quot;&quot;)&amp;&quot; &quot;&amp;[.E45]" office:value-type="string" office:string-value=" ">
            <text:p><text:s/></text:p>
          </table:table-cell>
          <table:table-cell table:style-name="ce33"/>
          <table:table-cell table:style-name="ce39" table:formula="of:=IF([.D45]&gt;0;[.D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4]+[.G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6]&gt;0;[.D46]+10000;&quot;&quot;)&amp;&quot; &quot;&amp;[.E46]" office:value-type="string" office:string-value=" ">
            <text:p><text:s/></text:p>
          </table:table-cell>
          <table:table-cell table:style-name="ce33"/>
          <table:table-cell table:style-name="ce39" table:formula="of:=IF([.D46]&gt;0;[.D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5]+[.G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7]&gt;0;[.D47]+10000;&quot;&quot;)&amp;&quot; &quot;&amp;[.E47]" office:value-type="string" office:string-value=" ">
            <text:p><text:s/></text:p>
          </table:table-cell>
          <table:table-cell table:style-name="ce33"/>
          <table:table-cell table:style-name="ce39" table:formula="of:=IF([.D47]&gt;0;[.D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6]+[.G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8]&gt;0;[.D48]+10000;&quot;&quot;)&amp;&quot; &quot;&amp;[.E48]" office:value-type="string" office:string-value=" ">
            <text:p><text:s/></text:p>
          </table:table-cell>
          <table:table-cell table:style-name="ce33"/>
          <table:table-cell table:style-name="ce39" table:formula="of:=IF([.D48]&gt;0;[.D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7]+[.G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49]&gt;0;[.D49]+10000;&quot;&quot;)&amp;&quot; &quot;&amp;[.E49]" office:value-type="string" office:string-value=" ">
            <text:p><text:s/></text:p>
          </table:table-cell>
          <table:table-cell table:style-name="ce33"/>
          <table:table-cell table:style-name="ce39" table:formula="of:=IF([.D49]&gt;0;[.D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8]+[.G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0]&gt;0;[.D50]+10000;&quot;&quot;)&amp;&quot; &quot;&amp;[.E50]" office:value-type="string" office:string-value=" ">
            <text:p><text:s/></text:p>
          </table:table-cell>
          <table:table-cell table:style-name="ce33"/>
          <table:table-cell table:style-name="ce39" table:formula="of:=IF([.D50]&gt;0;[.D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49]+[.G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1]&gt;0;[.D51]+10000;&quot;&quot;)&amp;&quot; &quot;&amp;[.E51]" office:value-type="string" office:string-value=" ">
            <text:p><text:s/></text:p>
          </table:table-cell>
          <table:table-cell table:style-name="ce33"/>
          <table:table-cell table:style-name="ce39" table:formula="of:=IF([.D51]&gt;0;[.D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0]+[.G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2]&gt;0;[.D52]+10000;&quot;&quot;)&amp;&quot; &quot;&amp;[.E52]" office:value-type="string" office:string-value=" ">
            <text:p><text:s/></text:p>
          </table:table-cell>
          <table:table-cell table:style-name="ce33"/>
          <table:table-cell table:style-name="ce39" table:formula="of:=IF([.D52]&gt;0;[.D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1]+[.G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3]&gt;0;[.D53]+10000;&quot;&quot;)&amp;&quot; &quot;&amp;[.E53]" office:value-type="string" office:string-value=" ">
            <text:p><text:s/></text:p>
          </table:table-cell>
          <table:table-cell table:style-name="ce33"/>
          <table:table-cell table:style-name="ce39" table:formula="of:=IF([.D53]&gt;0;[.D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2]+[.G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4]&gt;0;[.D54]+10000;&quot;&quot;)&amp;&quot; &quot;&amp;[.E54]" office:value-type="string" office:string-value=" ">
            <text:p><text:s/></text:p>
          </table:table-cell>
          <table:table-cell table:style-name="ce33"/>
          <table:table-cell table:style-name="ce39" table:formula="of:=IF([.D54]&gt;0;[.D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3]+[.G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5]&gt;0;[.D55]+10000;&quot;&quot;)&amp;&quot; &quot;&amp;[.E55]" office:value-type="string" office:string-value=" ">
            <text:p><text:s/></text:p>
          </table:table-cell>
          <table:table-cell table:style-name="ce33"/>
          <table:table-cell table:style-name="ce39" table:formula="of:=IF([.D55]&gt;0;[.D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4]+[.G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6]&gt;0;[.D56]+10000;&quot;&quot;)&amp;&quot; &quot;&amp;[.E56]" office:value-type="string" office:string-value=" ">
            <text:p><text:s/></text:p>
          </table:table-cell>
          <table:table-cell table:style-name="ce33"/>
          <table:table-cell table:style-name="ce39" table:formula="of:=IF([.D56]&gt;0;[.D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5]+[.G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7]&gt;0;[.D57]+10000;&quot;&quot;)&amp;&quot; &quot;&amp;[.E57]" office:value-type="string" office:string-value=" ">
            <text:p><text:s/></text:p>
          </table:table-cell>
          <table:table-cell table:style-name="ce33"/>
          <table:table-cell table:style-name="ce39" table:formula="of:=IF([.D57]&gt;0;[.D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6]+[.G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8]&gt;0;[.D58]+10000;&quot;&quot;)&amp;&quot; &quot;&amp;[.E58]" office:value-type="string" office:string-value=" ">
            <text:p><text:s/></text:p>
          </table:table-cell>
          <table:table-cell table:style-name="ce33"/>
          <table:table-cell table:style-name="ce39" table:formula="of:=IF([.D58]&gt;0;[.D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7]+[.G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59]&gt;0;[.D59]+10000;&quot;&quot;)&amp;&quot; &quot;&amp;[.E59]" office:value-type="string" office:string-value=" ">
            <text:p><text:s/></text:p>
          </table:table-cell>
          <table:table-cell table:style-name="ce33"/>
          <table:table-cell table:style-name="ce39" table:formula="of:=IF([.D59]&gt;0;[.D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8]+[.G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0]&gt;0;[.D60]+10000;&quot;&quot;)&amp;&quot; &quot;&amp;[.E60]" office:value-type="string" office:string-value=" ">
            <text:p><text:s/></text:p>
          </table:table-cell>
          <table:table-cell table:style-name="ce33"/>
          <table:table-cell table:style-name="ce39" table:formula="of:=IF([.D60]&gt;0;[.D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59]+[.G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1]&gt;0;[.D61]+10000;&quot;&quot;)&amp;&quot; &quot;&amp;[.E61]" office:value-type="string" office:string-value=" ">
            <text:p><text:s/></text:p>
          </table:table-cell>
          <table:table-cell table:style-name="ce33"/>
          <table:table-cell table:style-name="ce39" table:formula="of:=IF([.D61]&gt;0;[.D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0]+[.G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2]&gt;0;[.D62]+10000;&quot;&quot;)&amp;&quot; &quot;&amp;[.E62]" office:value-type="string" office:string-value=" ">
            <text:p><text:s/></text:p>
          </table:table-cell>
          <table:table-cell table:style-name="ce33"/>
          <table:table-cell table:style-name="ce39" table:formula="of:=IF([.D62]&gt;0;[.D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1]+[.G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3]&gt;0;[.D63]+10000;&quot;&quot;)&amp;&quot; &quot;&amp;[.E63]" office:value-type="string" office:string-value=" ">
            <text:p><text:s/></text:p>
          </table:table-cell>
          <table:table-cell table:style-name="ce33"/>
          <table:table-cell table:style-name="ce39" table:formula="of:=IF([.D63]&gt;0;[.D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2]+[.G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4]&gt;0;[.D64]+10000;&quot;&quot;)&amp;&quot; &quot;&amp;[.E64]" office:value-type="string" office:string-value=" ">
            <text:p><text:s/></text:p>
          </table:table-cell>
          <table:table-cell table:style-name="ce33"/>
          <table:table-cell table:style-name="ce39" table:formula="of:=IF([.D64]&gt;0;[.D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3]+[.G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5]&gt;0;[.D65]+10000;&quot;&quot;)&amp;&quot; &quot;&amp;[.E65]" office:value-type="string" office:string-value=" ">
            <text:p><text:s/></text:p>
          </table:table-cell>
          <table:table-cell table:style-name="ce33"/>
          <table:table-cell table:style-name="ce39" table:formula="of:=IF([.D65]&gt;0;[.D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4]+[.G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6]&gt;0;[.D66]+10000;&quot;&quot;)&amp;&quot; &quot;&amp;[.E66]" office:value-type="string" office:string-value=" ">
            <text:p><text:s/></text:p>
          </table:table-cell>
          <table:table-cell table:style-name="ce33"/>
          <table:table-cell table:style-name="ce39" table:formula="of:=IF([.D66]&gt;0;[.D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5]+[.G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7]&gt;0;[.D67]+10000;&quot;&quot;)&amp;&quot; &quot;&amp;[.E67]" office:value-type="string" office:string-value=" ">
            <text:p><text:s/></text:p>
          </table:table-cell>
          <table:table-cell table:style-name="ce33"/>
          <table:table-cell table:style-name="ce39" table:formula="of:=IF([.D67]&gt;0;[.D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6]+[.G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8]&gt;0;[.D68]+10000;&quot;&quot;)&amp;&quot; &quot;&amp;[.E68]" office:value-type="string" office:string-value=" ">
            <text:p><text:s/></text:p>
          </table:table-cell>
          <table:table-cell table:style-name="ce33"/>
          <table:table-cell table:style-name="ce39" table:formula="of:=IF([.D68]&gt;0;[.D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7]+[.G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69]&gt;0;[.D69]+10000;&quot;&quot;)&amp;&quot; &quot;&amp;[.E69]" office:value-type="string" office:string-value=" ">
            <text:p><text:s/></text:p>
          </table:table-cell>
          <table:table-cell table:style-name="ce33"/>
          <table:table-cell table:style-name="ce39" table:formula="of:=IF([.D69]&gt;0;[.D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8]+[.G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0]&gt;0;[.D70]+10000;&quot;&quot;)&amp;&quot; &quot;&amp;[.E70]" office:value-type="string" office:string-value=" ">
            <text:p><text:s/></text:p>
          </table:table-cell>
          <table:table-cell table:style-name="ce33"/>
          <table:table-cell table:style-name="ce39" table:formula="of:=IF([.D70]&gt;0;[.D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69]+[.G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1]&gt;0;[.D71]+10000;&quot;&quot;)&amp;&quot; &quot;&amp;[.E71]" office:value-type="string" office:string-value=" ">
            <text:p><text:s/></text:p>
          </table:table-cell>
          <table:table-cell table:style-name="ce33"/>
          <table:table-cell table:style-name="ce39" table:formula="of:=IF([.D71]&gt;0;[.D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0]+[.G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2]&gt;0;[.D72]+10000;&quot;&quot;)&amp;&quot; &quot;&amp;[.E72]" office:value-type="string" office:string-value=" ">
            <text:p><text:s/></text:p>
          </table:table-cell>
          <table:table-cell table:style-name="ce33"/>
          <table:table-cell table:style-name="ce39" table:formula="of:=IF([.D72]&gt;0;[.D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1]+[.G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3]&gt;0;[.D73]+10000;&quot;&quot;)&amp;&quot; &quot;&amp;[.E73]" office:value-type="string" office:string-value=" ">
            <text:p><text:s/></text:p>
          </table:table-cell>
          <table:table-cell table:style-name="ce33"/>
          <table:table-cell table:style-name="ce39" table:formula="of:=IF([.D73]&gt;0;[.D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2]+[.G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4]&gt;0;[.D74]+10000;&quot;&quot;)&amp;&quot; &quot;&amp;[.E74]" office:value-type="string" office:string-value=" ">
            <text:p><text:s/></text:p>
          </table:table-cell>
          <table:table-cell table:style-name="ce33"/>
          <table:table-cell table:style-name="ce39" table:formula="of:=IF([.D74]&gt;0;[.D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3]+[.G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5]&gt;0;[.D75]+10000;&quot;&quot;)&amp;&quot; &quot;&amp;[.E75]" office:value-type="string" office:string-value=" ">
            <text:p><text:s/></text:p>
          </table:table-cell>
          <table:table-cell table:style-name="ce33"/>
          <table:table-cell table:style-name="ce39" table:formula="of:=IF([.D75]&gt;0;[.D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4]+[.G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6]&gt;0;[.D76]+10000;&quot;&quot;)&amp;&quot; &quot;&amp;[.E76]" office:value-type="string" office:string-value=" ">
            <text:p><text:s/></text:p>
          </table:table-cell>
          <table:table-cell table:style-name="ce33"/>
          <table:table-cell table:style-name="ce39" table:formula="of:=IF([.D76]&gt;0;[.D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5]+[.G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7]&gt;0;[.D77]+10000;&quot;&quot;)&amp;&quot; &quot;&amp;[.E77]" office:value-type="string" office:string-value=" ">
            <text:p><text:s/></text:p>
          </table:table-cell>
          <table:table-cell table:style-name="ce33"/>
          <table:table-cell table:style-name="ce39" table:formula="of:=IF([.D77]&gt;0;[.D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6]+[.G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8]&gt;0;[.D78]+10000;&quot;&quot;)&amp;&quot; &quot;&amp;[.E78]" office:value-type="string" office:string-value=" ">
            <text:p><text:s/></text:p>
          </table:table-cell>
          <table:table-cell table:style-name="ce33"/>
          <table:table-cell table:style-name="ce39" table:formula="of:=IF([.D78]&gt;0;[.D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7]+[.G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79]&gt;0;[.D79]+10000;&quot;&quot;)&amp;&quot; &quot;&amp;[.E79]" office:value-type="string" office:string-value=" ">
            <text:p><text:s/></text:p>
          </table:table-cell>
          <table:table-cell table:style-name="ce33"/>
          <table:table-cell table:style-name="ce39" table:formula="of:=IF([.D79]&gt;0;[.D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8]+[.G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0]&gt;0;[.D80]+10000;&quot;&quot;)&amp;&quot; &quot;&amp;[.E80]" office:value-type="string" office:string-value=" ">
            <text:p><text:s/></text:p>
          </table:table-cell>
          <table:table-cell table:style-name="ce33"/>
          <table:table-cell table:style-name="ce39" table:formula="of:=IF([.D80]&gt;0;[.D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79]+[.G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1]&gt;0;[.D81]+10000;&quot;&quot;)&amp;&quot; &quot;&amp;[.E81]" office:value-type="string" office:string-value=" ">
            <text:p><text:s/></text:p>
          </table:table-cell>
          <table:table-cell table:style-name="ce33"/>
          <table:table-cell table:style-name="ce39" table:formula="of:=IF([.D81]&gt;0;[.D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0]+[.G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2]&gt;0;[.D82]+10000;&quot;&quot;)&amp;&quot; &quot;&amp;[.E82]" office:value-type="string" office:string-value=" ">
            <text:p><text:s/></text:p>
          </table:table-cell>
          <table:table-cell table:style-name="ce33"/>
          <table:table-cell table:style-name="ce39" table:formula="of:=IF([.D82]&gt;0;[.D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1]+[.G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3]&gt;0;[.D83]+10000;&quot;&quot;)&amp;&quot; &quot;&amp;[.E83]" office:value-type="string" office:string-value=" ">
            <text:p><text:s/></text:p>
          </table:table-cell>
          <table:table-cell table:style-name="ce33"/>
          <table:table-cell table:style-name="ce39" table:formula="of:=IF([.D83]&gt;0;[.D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2]+[.G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4]&gt;0;[.D84]+10000;&quot;&quot;)&amp;&quot; &quot;&amp;[.E84]" office:value-type="string" office:string-value=" ">
            <text:p><text:s/></text:p>
          </table:table-cell>
          <table:table-cell table:style-name="ce33"/>
          <table:table-cell table:style-name="ce39" table:formula="of:=IF([.D84]&gt;0;[.D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3]+[.G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5]&gt;0;[.D85]+10000;&quot;&quot;)&amp;&quot; &quot;&amp;[.E85]" office:value-type="string" office:string-value=" ">
            <text:p><text:s/></text:p>
          </table:table-cell>
          <table:table-cell table:style-name="ce33"/>
          <table:table-cell table:style-name="ce39" table:formula="of:=IF([.D85]&gt;0;[.D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4]+[.G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6]&gt;0;[.D86]+10000;&quot;&quot;)&amp;&quot; &quot;&amp;[.E86]" office:value-type="string" office:string-value=" ">
            <text:p><text:s/></text:p>
          </table:table-cell>
          <table:table-cell table:style-name="ce33"/>
          <table:table-cell table:style-name="ce39" table:formula="of:=IF([.D86]&gt;0;[.D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5]+[.G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7]&gt;0;[.D87]+10000;&quot;&quot;)&amp;&quot; &quot;&amp;[.E87]" office:value-type="string" office:string-value=" ">
            <text:p><text:s/></text:p>
          </table:table-cell>
          <table:table-cell table:style-name="ce33"/>
          <table:table-cell table:style-name="ce39" table:formula="of:=IF([.D87]&gt;0;[.D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6]+[.G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8]&gt;0;[.D88]+10000;&quot;&quot;)&amp;&quot; &quot;&amp;[.E88]" office:value-type="string" office:string-value=" ">
            <text:p><text:s/></text:p>
          </table:table-cell>
          <table:table-cell table:style-name="ce33"/>
          <table:table-cell table:style-name="ce39" table:formula="of:=IF([.D88]&gt;0;[.D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7]+[.G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89]&gt;0;[.D89]+10000;&quot;&quot;)&amp;&quot; &quot;&amp;[.E89]" office:value-type="string" office:string-value=" ">
            <text:p><text:s/></text:p>
          </table:table-cell>
          <table:table-cell table:style-name="ce33"/>
          <table:table-cell table:style-name="ce39" table:formula="of:=IF([.D89]&gt;0;[.D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8]+[.G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0]&gt;0;[.D90]+10000;&quot;&quot;)&amp;&quot; &quot;&amp;[.E90]" office:value-type="string" office:string-value=" ">
            <text:p><text:s/></text:p>
          </table:table-cell>
          <table:table-cell table:style-name="ce33"/>
          <table:table-cell table:style-name="ce39" table:formula="of:=IF([.D90]&gt;0;[.D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89]+[.G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1]&gt;0;[.D91]+10000;&quot;&quot;)&amp;&quot; &quot;&amp;[.E91]" office:value-type="string" office:string-value=" ">
            <text:p><text:s/></text:p>
          </table:table-cell>
          <table:table-cell table:style-name="ce33"/>
          <table:table-cell table:style-name="ce39" table:formula="of:=IF([.D91]&gt;0;[.D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0]+[.G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2]&gt;0;[.D92]+10000;&quot;&quot;)&amp;&quot; &quot;&amp;[.E92]" office:value-type="string" office:string-value=" ">
            <text:p><text:s/></text:p>
          </table:table-cell>
          <table:table-cell table:style-name="ce33"/>
          <table:table-cell table:style-name="ce39" table:formula="of:=IF([.D92]&gt;0;[.D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1]+[.G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3]&gt;0;[.D93]+10000;&quot;&quot;)&amp;&quot; &quot;&amp;[.E93]" office:value-type="string" office:string-value=" ">
            <text:p><text:s/></text:p>
          </table:table-cell>
          <table:table-cell table:style-name="ce33"/>
          <table:table-cell table:style-name="ce39" table:formula="of:=IF([.D93]&gt;0;[.D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2]+[.G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4]&gt;0;[.D94]+10000;&quot;&quot;)&amp;&quot; &quot;&amp;[.E94]" office:value-type="string" office:string-value=" ">
            <text:p><text:s/></text:p>
          </table:table-cell>
          <table:table-cell table:style-name="ce33"/>
          <table:table-cell table:style-name="ce39" table:formula="of:=IF([.D94]&gt;0;[.D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3]+[.G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5]&gt;0;[.D95]+10000;&quot;&quot;)&amp;&quot; &quot;&amp;[.E95]" office:value-type="string" office:string-value=" ">
            <text:p><text:s/></text:p>
          </table:table-cell>
          <table:table-cell table:style-name="ce33"/>
          <table:table-cell table:style-name="ce39" table:formula="of:=IF([.D95]&gt;0;[.D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4]+[.G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6]&gt;0;[.D96]+10000;&quot;&quot;)&amp;&quot; &quot;&amp;[.E96]" office:value-type="string" office:string-value=" ">
            <text:p><text:s/></text:p>
          </table:table-cell>
          <table:table-cell table:style-name="ce33"/>
          <table:table-cell table:style-name="ce39" table:formula="of:=IF([.D96]&gt;0;[.D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5]+[.G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7]&gt;0;[.D97]+10000;&quot;&quot;)&amp;&quot; &quot;&amp;[.E97]" office:value-type="string" office:string-value=" ">
            <text:p><text:s/></text:p>
          </table:table-cell>
          <table:table-cell table:style-name="ce33"/>
          <table:table-cell table:style-name="ce39" table:formula="of:=IF([.D97]&gt;0;[.D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6]+[.G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8]&gt;0;[.D98]+10000;&quot;&quot;)&amp;&quot; &quot;&amp;[.E98]" office:value-type="string" office:string-value=" ">
            <text:p><text:s/></text:p>
          </table:table-cell>
          <table:table-cell table:style-name="ce33"/>
          <table:table-cell table:style-name="ce39" table:formula="of:=IF([.D98]&gt;0;[.D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7]+[.G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99]&gt;0;[.D99]+10000;&quot;&quot;)&amp;&quot; &quot;&amp;[.E99]" office:value-type="string" office:string-value=" ">
            <text:p><text:s/></text:p>
          </table:table-cell>
          <table:table-cell table:style-name="ce33"/>
          <table:table-cell table:style-name="ce39" table:formula="of:=IF([.D99]&gt;0;[.D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8]+[.G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0]&gt;0;[.D100]+10000;&quot;&quot;)&amp;&quot; &quot;&amp;[.E100]" office:value-type="string" office:string-value=" ">
            <text:p><text:s/></text:p>
          </table:table-cell>
          <table:table-cell table:style-name="ce33"/>
          <table:table-cell table:style-name="ce39" table:formula="of:=IF([.D100]&gt;0;[.D1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99]+[.G1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1]&gt;0;[.D101]+10000;&quot;&quot;)&amp;&quot; &quot;&amp;[.E101]" office:value-type="string" office:string-value=" ">
            <text:p><text:s/></text:p>
          </table:table-cell>
          <table:table-cell table:style-name="ce33"/>
          <table:table-cell table:style-name="ce39" table:formula="of:=IF([.D101]&gt;0;[.D10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0]+[.G10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2]&gt;0;[.D102]+10000;&quot;&quot;)&amp;&quot; &quot;&amp;[.E102]" office:value-type="string" office:string-value=" ">
            <text:p><text:s/></text:p>
          </table:table-cell>
          <table:table-cell table:style-name="ce33"/>
          <table:table-cell table:style-name="ce39" table:formula="of:=IF([.D102]&gt;0;[.D10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1]+[.G10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3]&gt;0;[.D103]+10000;&quot;&quot;)&amp;&quot; &quot;&amp;[.E103]" office:value-type="string" office:string-value=" ">
            <text:p><text:s/></text:p>
          </table:table-cell>
          <table:table-cell table:style-name="ce33"/>
          <table:table-cell table:style-name="ce39" table:formula="of:=IF([.D103]&gt;0;[.D10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2]+[.G10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4]&gt;0;[.D104]+10000;&quot;&quot;)&amp;&quot; &quot;&amp;[.E104]" office:value-type="string" office:string-value=" ">
            <text:p><text:s/></text:p>
          </table:table-cell>
          <table:table-cell table:style-name="ce33"/>
          <table:table-cell table:style-name="ce39" table:formula="of:=IF([.D104]&gt;0;[.D10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3]+[.G10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5]&gt;0;[.D105]+10000;&quot;&quot;)&amp;&quot; &quot;&amp;[.E105]" office:value-type="string" office:string-value=" ">
            <text:p><text:s/></text:p>
          </table:table-cell>
          <table:table-cell table:style-name="ce33"/>
          <table:table-cell table:style-name="ce39" table:formula="of:=IF([.D105]&gt;0;[.D10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4]+[.G10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6]&gt;0;[.D106]+10000;&quot;&quot;)&amp;&quot; &quot;&amp;[.E106]" office:value-type="string" office:string-value=" ">
            <text:p><text:s/></text:p>
          </table:table-cell>
          <table:table-cell table:style-name="ce33"/>
          <table:table-cell table:style-name="ce39" table:formula="of:=IF([.D106]&gt;0;[.D10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5]+[.G10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7]&gt;0;[.D107]+10000;&quot;&quot;)&amp;&quot; &quot;&amp;[.E107]" office:value-type="string" office:string-value=" ">
            <text:p><text:s/></text:p>
          </table:table-cell>
          <table:table-cell table:style-name="ce33"/>
          <table:table-cell table:style-name="ce39" table:formula="of:=IF([.D107]&gt;0;[.D10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6]+[.G10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8]&gt;0;[.D108]+10000;&quot;&quot;)&amp;&quot; &quot;&amp;[.E108]" office:value-type="string" office:string-value=" ">
            <text:p><text:s/></text:p>
          </table:table-cell>
          <table:table-cell table:style-name="ce33"/>
          <table:table-cell table:style-name="ce39" table:formula="of:=IF([.D108]&gt;0;[.D10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7]+[.G10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09]&gt;0;[.D109]+10000;&quot;&quot;)&amp;&quot; &quot;&amp;[.E109]" office:value-type="string" office:string-value=" ">
            <text:p><text:s/></text:p>
          </table:table-cell>
          <table:table-cell table:style-name="ce33"/>
          <table:table-cell table:style-name="ce39" table:formula="of:=IF([.D109]&gt;0;[.D10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8]+[.G10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0]&gt;0;[.D110]+10000;&quot;&quot;)&amp;&quot; &quot;&amp;[.E110]" office:value-type="string" office:string-value=" ">
            <text:p><text:s/></text:p>
          </table:table-cell>
          <table:table-cell table:style-name="ce33"/>
          <table:table-cell table:style-name="ce39" table:formula="of:=IF([.D110]&gt;0;[.D11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09]+[.G11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1]&gt;0;[.D111]+10000;&quot;&quot;)&amp;&quot; &quot;&amp;[.E111]" office:value-type="string" office:string-value=" ">
            <text:p><text:s/></text:p>
          </table:table-cell>
          <table:table-cell table:style-name="ce33"/>
          <table:table-cell table:style-name="ce39" table:formula="of:=IF([.D111]&gt;0;[.D11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0]+[.G11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2]&gt;0;[.D112]+10000;&quot;&quot;)&amp;&quot; &quot;&amp;[.E112]" office:value-type="string" office:string-value=" ">
            <text:p><text:s/></text:p>
          </table:table-cell>
          <table:table-cell table:style-name="ce33"/>
          <table:table-cell table:style-name="ce39" table:formula="of:=IF([.D112]&gt;0;[.D11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1]+[.G11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3]&gt;0;[.D113]+10000;&quot;&quot;)&amp;&quot; &quot;&amp;[.E113]" office:value-type="string" office:string-value=" ">
            <text:p><text:s/></text:p>
          </table:table-cell>
          <table:table-cell table:style-name="ce33"/>
          <table:table-cell table:style-name="ce39" table:formula="of:=IF([.D113]&gt;0;[.D11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2]+[.G11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4]&gt;0;[.D114]+10000;&quot;&quot;)&amp;&quot; &quot;&amp;[.E114]" office:value-type="string" office:string-value=" ">
            <text:p><text:s/></text:p>
          </table:table-cell>
          <table:table-cell table:style-name="ce33"/>
          <table:table-cell table:style-name="ce39" table:formula="of:=IF([.D114]&gt;0;[.D11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3]+[.G11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5]&gt;0;[.D115]+10000;&quot;&quot;)&amp;&quot; &quot;&amp;[.E115]" office:value-type="string" office:string-value=" ">
            <text:p><text:s/></text:p>
          </table:table-cell>
          <table:table-cell table:style-name="ce33"/>
          <table:table-cell table:style-name="ce39" table:formula="of:=IF([.D115]&gt;0;[.D11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4]+[.G11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6]&gt;0;[.D116]+10000;&quot;&quot;)&amp;&quot; &quot;&amp;[.E116]" office:value-type="string" office:string-value=" ">
            <text:p><text:s/></text:p>
          </table:table-cell>
          <table:table-cell table:style-name="ce33"/>
          <table:table-cell table:style-name="ce39" table:formula="of:=IF([.D116]&gt;0;[.D11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5]+[.G11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7]&gt;0;[.D117]+10000;&quot;&quot;)&amp;&quot; &quot;&amp;[.E117]" office:value-type="string" office:string-value=" ">
            <text:p><text:s/></text:p>
          </table:table-cell>
          <table:table-cell table:style-name="ce33"/>
          <table:table-cell table:style-name="ce39" table:formula="of:=IF([.D117]&gt;0;[.D11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6]+[.G11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8]&gt;0;[.D118]+10000;&quot;&quot;)&amp;&quot; &quot;&amp;[.E118]" office:value-type="string" office:string-value=" ">
            <text:p><text:s/></text:p>
          </table:table-cell>
          <table:table-cell table:style-name="ce33"/>
          <table:table-cell table:style-name="ce39" table:formula="of:=IF([.D118]&gt;0;[.D11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7]+[.G11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19]&gt;0;[.D119]+10000;&quot;&quot;)&amp;&quot; &quot;&amp;[.E119]" office:value-type="string" office:string-value=" ">
            <text:p><text:s/></text:p>
          </table:table-cell>
          <table:table-cell table:style-name="ce33"/>
          <table:table-cell table:style-name="ce39" table:formula="of:=IF([.D119]&gt;0;[.D11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8]+[.G11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0]&gt;0;[.D120]+10000;&quot;&quot;)&amp;&quot; &quot;&amp;[.E120]" office:value-type="string" office:string-value=" ">
            <text:p><text:s/></text:p>
          </table:table-cell>
          <table:table-cell table:style-name="ce33"/>
          <table:table-cell table:style-name="ce39" table:formula="of:=IF([.D120]&gt;0;[.D12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19]+[.G12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1]&gt;0;[.D121]+10000;&quot;&quot;)&amp;&quot; &quot;&amp;[.E121]" office:value-type="string" office:string-value=" ">
            <text:p><text:s/></text:p>
          </table:table-cell>
          <table:table-cell table:style-name="ce33"/>
          <table:table-cell table:style-name="ce39" table:formula="of:=IF([.D121]&gt;0;[.D12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0]+[.G12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2]&gt;0;[.D122]+10000;&quot;&quot;)&amp;&quot; &quot;&amp;[.E122]" office:value-type="string" office:string-value=" ">
            <text:p><text:s/></text:p>
          </table:table-cell>
          <table:table-cell table:style-name="ce33"/>
          <table:table-cell table:style-name="ce39" table:formula="of:=IF([.D122]&gt;0;[.D12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1]+[.G12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3]&gt;0;[.D123]+10000;&quot;&quot;)&amp;&quot; &quot;&amp;[.E123]" office:value-type="string" office:string-value=" ">
            <text:p><text:s/></text:p>
          </table:table-cell>
          <table:table-cell table:style-name="ce33"/>
          <table:table-cell table:style-name="ce39" table:formula="of:=IF([.D123]&gt;0;[.D12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2]+[.G12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4]&gt;0;[.D124]+10000;&quot;&quot;)&amp;&quot; &quot;&amp;[.E124]" office:value-type="string" office:string-value=" ">
            <text:p><text:s/></text:p>
          </table:table-cell>
          <table:table-cell table:style-name="ce33"/>
          <table:table-cell table:style-name="ce39" table:formula="of:=IF([.D124]&gt;0;[.D12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3]+[.G12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5]&gt;0;[.D125]+10000;&quot;&quot;)&amp;&quot; &quot;&amp;[.E125]" office:value-type="string" office:string-value=" ">
            <text:p><text:s/></text:p>
          </table:table-cell>
          <table:table-cell table:style-name="ce33"/>
          <table:table-cell table:style-name="ce39" table:formula="of:=IF([.D125]&gt;0;[.D12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4]+[.G12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6]&gt;0;[.D126]+10000;&quot;&quot;)&amp;&quot; &quot;&amp;[.E126]" office:value-type="string" office:string-value=" ">
            <text:p><text:s/></text:p>
          </table:table-cell>
          <table:table-cell table:style-name="ce33"/>
          <table:table-cell table:style-name="ce39" table:formula="of:=IF([.D126]&gt;0;[.D12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5]+[.G12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7]&gt;0;[.D127]+10000;&quot;&quot;)&amp;&quot; &quot;&amp;[.E127]" office:value-type="string" office:string-value=" ">
            <text:p><text:s/></text:p>
          </table:table-cell>
          <table:table-cell table:style-name="ce33"/>
          <table:table-cell table:style-name="ce39" table:formula="of:=IF([.D127]&gt;0;[.D12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6]+[.G12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8]&gt;0;[.D128]+10000;&quot;&quot;)&amp;&quot; &quot;&amp;[.E128]" office:value-type="string" office:string-value=" ">
            <text:p><text:s/></text:p>
          </table:table-cell>
          <table:table-cell table:style-name="ce33"/>
          <table:table-cell table:style-name="ce39" table:formula="of:=IF([.D128]&gt;0;[.D12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7]+[.G12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29]&gt;0;[.D129]+10000;&quot;&quot;)&amp;&quot; &quot;&amp;[.E129]" office:value-type="string" office:string-value=" ">
            <text:p><text:s/></text:p>
          </table:table-cell>
          <table:table-cell table:style-name="ce33"/>
          <table:table-cell table:style-name="ce39" table:formula="of:=IF([.D129]&gt;0;[.D12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8]+[.G12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0]&gt;0;[.D130]+10000;&quot;&quot;)&amp;&quot; &quot;&amp;[.E130]" office:value-type="string" office:string-value=" ">
            <text:p><text:s/></text:p>
          </table:table-cell>
          <table:table-cell table:style-name="ce33"/>
          <table:table-cell table:style-name="ce39" table:formula="of:=IF([.D130]&gt;0;[.D13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29]+[.G13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1]&gt;0;[.D131]+10000;&quot;&quot;)&amp;&quot; &quot;&amp;[.E131]" office:value-type="string" office:string-value=" ">
            <text:p><text:s/></text:p>
          </table:table-cell>
          <table:table-cell table:style-name="ce33"/>
          <table:table-cell table:style-name="ce39" table:formula="of:=IF([.D131]&gt;0;[.D13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0]+[.G13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2]&gt;0;[.D132]+10000;&quot;&quot;)&amp;&quot; &quot;&amp;[.E132]" office:value-type="string" office:string-value=" ">
            <text:p><text:s/></text:p>
          </table:table-cell>
          <table:table-cell table:style-name="ce33"/>
          <table:table-cell table:style-name="ce39" table:formula="of:=IF([.D132]&gt;0;[.D13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1]+[.G13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3]&gt;0;[.D133]+10000;&quot;&quot;)&amp;&quot; &quot;&amp;[.E133]" office:value-type="string" office:string-value=" ">
            <text:p><text:s/></text:p>
          </table:table-cell>
          <table:table-cell table:style-name="ce33"/>
          <table:table-cell table:style-name="ce39" table:formula="of:=IF([.D133]&gt;0;[.D13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2]+[.G13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4]&gt;0;[.D134]+10000;&quot;&quot;)&amp;&quot; &quot;&amp;[.E134]" office:value-type="string" office:string-value=" ">
            <text:p><text:s/></text:p>
          </table:table-cell>
          <table:table-cell table:style-name="ce33"/>
          <table:table-cell table:style-name="ce39" table:formula="of:=IF([.D134]&gt;0;[.D13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3]+[.G13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5]&gt;0;[.D135]+10000;&quot;&quot;)&amp;&quot; &quot;&amp;[.E135]" office:value-type="string" office:string-value=" ">
            <text:p><text:s/></text:p>
          </table:table-cell>
          <table:table-cell table:style-name="ce33"/>
          <table:table-cell table:style-name="ce39" table:formula="of:=IF([.D135]&gt;0;[.D13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4]+[.G13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6]&gt;0;[.D136]+10000;&quot;&quot;)&amp;&quot; &quot;&amp;[.E136]" office:value-type="string" office:string-value=" ">
            <text:p><text:s/></text:p>
          </table:table-cell>
          <table:table-cell table:style-name="ce33"/>
          <table:table-cell table:style-name="ce39" table:formula="of:=IF([.D136]&gt;0;[.D13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5]+[.G13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7]&gt;0;[.D137]+10000;&quot;&quot;)&amp;&quot; &quot;&amp;[.E137]" office:value-type="string" office:string-value=" ">
            <text:p><text:s/></text:p>
          </table:table-cell>
          <table:table-cell table:style-name="ce33"/>
          <table:table-cell table:style-name="ce39" table:formula="of:=IF([.D137]&gt;0;[.D13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6]+[.G13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8]&gt;0;[.D138]+10000;&quot;&quot;)&amp;&quot; &quot;&amp;[.E138]" office:value-type="string" office:string-value=" ">
            <text:p><text:s/></text:p>
          </table:table-cell>
          <table:table-cell table:style-name="ce33"/>
          <table:table-cell table:style-name="ce39" table:formula="of:=IF([.D138]&gt;0;[.D13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7]+[.G13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39]&gt;0;[.D139]+10000;&quot;&quot;)&amp;&quot; &quot;&amp;[.E139]" office:value-type="string" office:string-value=" ">
            <text:p><text:s/></text:p>
          </table:table-cell>
          <table:table-cell table:style-name="ce33"/>
          <table:table-cell table:style-name="ce39" table:formula="of:=IF([.D139]&gt;0;[.D13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8]+[.G13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0]&gt;0;[.D140]+10000;&quot;&quot;)&amp;&quot; &quot;&amp;[.E140]" office:value-type="string" office:string-value=" ">
            <text:p><text:s/></text:p>
          </table:table-cell>
          <table:table-cell table:style-name="ce33"/>
          <table:table-cell table:style-name="ce39" table:formula="of:=IF([.D140]&gt;0;[.D14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39]+[.G14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1]&gt;0;[.D141]+10000;&quot;&quot;)&amp;&quot; &quot;&amp;[.E141]" office:value-type="string" office:string-value=" ">
            <text:p><text:s/></text:p>
          </table:table-cell>
          <table:table-cell table:style-name="ce33"/>
          <table:table-cell table:style-name="ce39" table:formula="of:=IF([.D141]&gt;0;[.D14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0]+[.G14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2]&gt;0;[.D142]+10000;&quot;&quot;)&amp;&quot; &quot;&amp;[.E142]" office:value-type="string" office:string-value=" ">
            <text:p><text:s/></text:p>
          </table:table-cell>
          <table:table-cell table:style-name="ce33"/>
          <table:table-cell table:style-name="ce39" table:formula="of:=IF([.D142]&gt;0;[.D14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1]+[.G14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3]&gt;0;[.D143]+10000;&quot;&quot;)&amp;&quot; &quot;&amp;[.E143]" office:value-type="string" office:string-value=" ">
            <text:p><text:s/></text:p>
          </table:table-cell>
          <table:table-cell table:style-name="ce33"/>
          <table:table-cell table:style-name="ce39" table:formula="of:=IF([.D143]&gt;0;[.D14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2]+[.G14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4]&gt;0;[.D144]+10000;&quot;&quot;)&amp;&quot; &quot;&amp;[.E144]" office:value-type="string" office:string-value=" ">
            <text:p><text:s/></text:p>
          </table:table-cell>
          <table:table-cell table:style-name="ce33"/>
          <table:table-cell table:style-name="ce39" table:formula="of:=IF([.D144]&gt;0;[.D14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3]+[.G14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5]&gt;0;[.D145]+10000;&quot;&quot;)&amp;&quot; &quot;&amp;[.E145]" office:value-type="string" office:string-value=" ">
            <text:p><text:s/></text:p>
          </table:table-cell>
          <table:table-cell table:style-name="ce33"/>
          <table:table-cell table:style-name="ce39" table:formula="of:=IF([.D145]&gt;0;[.D14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4]+[.G14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6]&gt;0;[.D146]+10000;&quot;&quot;)&amp;&quot; &quot;&amp;[.E146]" office:value-type="string" office:string-value=" ">
            <text:p><text:s/></text:p>
          </table:table-cell>
          <table:table-cell table:style-name="ce33"/>
          <table:table-cell table:style-name="ce39" table:formula="of:=IF([.D146]&gt;0;[.D14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5]+[.G14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7]&gt;0;[.D147]+10000;&quot;&quot;)&amp;&quot; &quot;&amp;[.E147]" office:value-type="string" office:string-value=" ">
            <text:p><text:s/></text:p>
          </table:table-cell>
          <table:table-cell table:style-name="ce33"/>
          <table:table-cell table:style-name="ce39" table:formula="of:=IF([.D147]&gt;0;[.D14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6]+[.G14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8]&gt;0;[.D148]+10000;&quot;&quot;)&amp;&quot; &quot;&amp;[.E148]" office:value-type="string" office:string-value=" ">
            <text:p><text:s/></text:p>
          </table:table-cell>
          <table:table-cell table:style-name="ce33"/>
          <table:table-cell table:style-name="ce39" table:formula="of:=IF([.D148]&gt;0;[.D14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7]+[.G14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49]&gt;0;[.D149]+10000;&quot;&quot;)&amp;&quot; &quot;&amp;[.E149]" office:value-type="string" office:string-value=" ">
            <text:p><text:s/></text:p>
          </table:table-cell>
          <table:table-cell table:style-name="ce33"/>
          <table:table-cell table:style-name="ce39" table:formula="of:=IF([.D149]&gt;0;[.D14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8]+[.G14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0]&gt;0;[.D150]+10000;&quot;&quot;)&amp;&quot; &quot;&amp;[.E150]" office:value-type="string" office:string-value=" ">
            <text:p><text:s/></text:p>
          </table:table-cell>
          <table:table-cell table:style-name="ce33"/>
          <table:table-cell table:style-name="ce39" table:formula="of:=IF([.D150]&gt;0;[.D15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49]+[.G15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1]&gt;0;[.D151]+10000;&quot;&quot;)&amp;&quot; &quot;&amp;[.E151]" office:value-type="string" office:string-value=" ">
            <text:p><text:s/></text:p>
          </table:table-cell>
          <table:table-cell table:style-name="ce33"/>
          <table:table-cell table:style-name="ce39" table:formula="of:=IF([.D151]&gt;0;[.D15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0]+[.G15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2]&gt;0;[.D152]+10000;&quot;&quot;)&amp;&quot; &quot;&amp;[.E152]" office:value-type="string" office:string-value=" ">
            <text:p><text:s/></text:p>
          </table:table-cell>
          <table:table-cell table:style-name="ce33"/>
          <table:table-cell table:style-name="ce39" table:formula="of:=IF([.D152]&gt;0;[.D15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1]+[.G15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3]&gt;0;[.D153]+10000;&quot;&quot;)&amp;&quot; &quot;&amp;[.E153]" office:value-type="string" office:string-value=" ">
            <text:p><text:s/></text:p>
          </table:table-cell>
          <table:table-cell table:style-name="ce33"/>
          <table:table-cell table:style-name="ce39" table:formula="of:=IF([.D153]&gt;0;[.D15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2]+[.G15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4]&gt;0;[.D154]+10000;&quot;&quot;)&amp;&quot; &quot;&amp;[.E154]" office:value-type="string" office:string-value=" ">
            <text:p><text:s/></text:p>
          </table:table-cell>
          <table:table-cell table:style-name="ce33"/>
          <table:table-cell table:style-name="ce39" table:formula="of:=IF([.D154]&gt;0;[.D15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3]+[.G15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5]&gt;0;[.D155]+10000;&quot;&quot;)&amp;&quot; &quot;&amp;[.E155]" office:value-type="string" office:string-value=" ">
            <text:p><text:s/></text:p>
          </table:table-cell>
          <table:table-cell table:style-name="ce33"/>
          <table:table-cell table:style-name="ce39" table:formula="of:=IF([.D155]&gt;0;[.D15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4]+[.G15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6]&gt;0;[.D156]+10000;&quot;&quot;)&amp;&quot; &quot;&amp;[.E156]" office:value-type="string" office:string-value=" ">
            <text:p><text:s/></text:p>
          </table:table-cell>
          <table:table-cell table:style-name="ce33"/>
          <table:table-cell table:style-name="ce39" table:formula="of:=IF([.D156]&gt;0;[.D15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5]+[.G15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7]&gt;0;[.D157]+10000;&quot;&quot;)&amp;&quot; &quot;&amp;[.E157]" office:value-type="string" office:string-value=" ">
            <text:p><text:s/></text:p>
          </table:table-cell>
          <table:table-cell table:style-name="ce33"/>
          <table:table-cell table:style-name="ce39" table:formula="of:=IF([.D157]&gt;0;[.D15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6]+[.G15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8]&gt;0;[.D158]+10000;&quot;&quot;)&amp;&quot; &quot;&amp;[.E158]" office:value-type="string" office:string-value=" ">
            <text:p><text:s/></text:p>
          </table:table-cell>
          <table:table-cell table:style-name="ce33"/>
          <table:table-cell table:style-name="ce39" table:formula="of:=IF([.D158]&gt;0;[.D15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7]+[.G15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59]&gt;0;[.D159]+10000;&quot;&quot;)&amp;&quot; &quot;&amp;[.E159]" office:value-type="string" office:string-value=" ">
            <text:p><text:s/></text:p>
          </table:table-cell>
          <table:table-cell table:style-name="ce33"/>
          <table:table-cell table:style-name="ce39" table:formula="of:=IF([.D159]&gt;0;[.D15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8]+[.G15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0]&gt;0;[.D160]+10000;&quot;&quot;)&amp;&quot; &quot;&amp;[.E160]" office:value-type="string" office:string-value=" ">
            <text:p><text:s/></text:p>
          </table:table-cell>
          <table:table-cell table:style-name="ce33"/>
          <table:table-cell table:style-name="ce39" table:formula="of:=IF([.D160]&gt;0;[.D16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59]+[.G16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1]&gt;0;[.D161]+10000;&quot;&quot;)&amp;&quot; &quot;&amp;[.E161]" office:value-type="string" office:string-value=" ">
            <text:p><text:s/></text:p>
          </table:table-cell>
          <table:table-cell table:style-name="ce33"/>
          <table:table-cell table:style-name="ce39" table:formula="of:=IF([.D161]&gt;0;[.D16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0]+[.G16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2]&gt;0;[.D162]+10000;&quot;&quot;)&amp;&quot; &quot;&amp;[.E162]" office:value-type="string" office:string-value=" ">
            <text:p><text:s/></text:p>
          </table:table-cell>
          <table:table-cell table:style-name="ce33"/>
          <table:table-cell table:style-name="ce39" table:formula="of:=IF([.D162]&gt;0;[.D16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1]+[.G16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3]&gt;0;[.D163]+10000;&quot;&quot;)&amp;&quot; &quot;&amp;[.E163]" office:value-type="string" office:string-value=" ">
            <text:p><text:s/></text:p>
          </table:table-cell>
          <table:table-cell table:style-name="ce33"/>
          <table:table-cell table:style-name="ce39" table:formula="of:=IF([.D163]&gt;0;[.D16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2]+[.G16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4]&gt;0;[.D164]+10000;&quot;&quot;)&amp;&quot; &quot;&amp;[.E164]" office:value-type="string" office:string-value=" ">
            <text:p><text:s/></text:p>
          </table:table-cell>
          <table:table-cell table:style-name="ce33"/>
          <table:table-cell table:style-name="ce39" table:formula="of:=IF([.D164]&gt;0;[.D16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3]+[.G16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5]&gt;0;[.D165]+10000;&quot;&quot;)&amp;&quot; &quot;&amp;[.E165]" office:value-type="string" office:string-value=" ">
            <text:p><text:s/></text:p>
          </table:table-cell>
          <table:table-cell table:style-name="ce33"/>
          <table:table-cell table:style-name="ce39" table:formula="of:=IF([.D165]&gt;0;[.D16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4]+[.G16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6]&gt;0;[.D166]+10000;&quot;&quot;)&amp;&quot; &quot;&amp;[.E166]" office:value-type="string" office:string-value=" ">
            <text:p><text:s/></text:p>
          </table:table-cell>
          <table:table-cell table:style-name="ce33"/>
          <table:table-cell table:style-name="ce39" table:formula="of:=IF([.D166]&gt;0;[.D16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5]+[.G16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7]&gt;0;[.D167]+10000;&quot;&quot;)&amp;&quot; &quot;&amp;[.E167]" office:value-type="string" office:string-value=" ">
            <text:p><text:s/></text:p>
          </table:table-cell>
          <table:table-cell table:style-name="ce33"/>
          <table:table-cell table:style-name="ce39" table:formula="of:=IF([.D167]&gt;0;[.D16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6]+[.G16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8]&gt;0;[.D168]+10000;&quot;&quot;)&amp;&quot; &quot;&amp;[.E168]" office:value-type="string" office:string-value=" ">
            <text:p><text:s/></text:p>
          </table:table-cell>
          <table:table-cell table:style-name="ce33"/>
          <table:table-cell table:style-name="ce39" table:formula="of:=IF([.D168]&gt;0;[.D16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7]+[.G16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69]&gt;0;[.D169]+10000;&quot;&quot;)&amp;&quot; &quot;&amp;[.E169]" office:value-type="string" office:string-value=" ">
            <text:p><text:s/></text:p>
          </table:table-cell>
          <table:table-cell table:style-name="ce33"/>
          <table:table-cell table:style-name="ce39" table:formula="of:=IF([.D169]&gt;0;[.D16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8]+[.G16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0]&gt;0;[.D170]+10000;&quot;&quot;)&amp;&quot; &quot;&amp;[.E170]" office:value-type="string" office:string-value=" ">
            <text:p><text:s/></text:p>
          </table:table-cell>
          <table:table-cell table:style-name="ce33"/>
          <table:table-cell table:style-name="ce39" table:formula="of:=IF([.D170]&gt;0;[.D17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69]+[.G17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1]&gt;0;[.D171]+10000;&quot;&quot;)&amp;&quot; &quot;&amp;[.E171]" office:value-type="string" office:string-value=" ">
            <text:p><text:s/></text:p>
          </table:table-cell>
          <table:table-cell table:style-name="ce33"/>
          <table:table-cell table:style-name="ce39" table:formula="of:=IF([.D171]&gt;0;[.D17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0]+[.G17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2]&gt;0;[.D172]+10000;&quot;&quot;)&amp;&quot; &quot;&amp;[.E172]" office:value-type="string" office:string-value=" ">
            <text:p><text:s/></text:p>
          </table:table-cell>
          <table:table-cell table:style-name="ce33"/>
          <table:table-cell table:style-name="ce39" table:formula="of:=IF([.D172]&gt;0;[.D17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1]+[.G17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3]&gt;0;[.D173]+10000;&quot;&quot;)&amp;&quot; &quot;&amp;[.E173]" office:value-type="string" office:string-value=" ">
            <text:p><text:s/></text:p>
          </table:table-cell>
          <table:table-cell table:style-name="ce33"/>
          <table:table-cell table:style-name="ce39" table:formula="of:=IF([.D173]&gt;0;[.D17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2]+[.G17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4]&gt;0;[.D174]+10000;&quot;&quot;)&amp;&quot; &quot;&amp;[.E174]" office:value-type="string" office:string-value=" ">
            <text:p><text:s/></text:p>
          </table:table-cell>
          <table:table-cell table:style-name="ce33"/>
          <table:table-cell table:style-name="ce39" table:formula="of:=IF([.D174]&gt;0;[.D17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3]+[.G17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5]&gt;0;[.D175]+10000;&quot;&quot;)&amp;&quot; &quot;&amp;[.E175]" office:value-type="string" office:string-value=" ">
            <text:p><text:s/></text:p>
          </table:table-cell>
          <table:table-cell table:style-name="ce33"/>
          <table:table-cell table:style-name="ce39" table:formula="of:=IF([.D175]&gt;0;[.D17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4]+[.G17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6]&gt;0;[.D176]+10000;&quot;&quot;)&amp;&quot; &quot;&amp;[.E176]" office:value-type="string" office:string-value=" ">
            <text:p><text:s/></text:p>
          </table:table-cell>
          <table:table-cell table:style-name="ce33"/>
          <table:table-cell table:style-name="ce39" table:formula="of:=IF([.D176]&gt;0;[.D17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5]+[.G17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7]&gt;0;[.D177]+10000;&quot;&quot;)&amp;&quot; &quot;&amp;[.E177]" office:value-type="string" office:string-value=" ">
            <text:p><text:s/></text:p>
          </table:table-cell>
          <table:table-cell table:style-name="ce33"/>
          <table:table-cell table:style-name="ce39" table:formula="of:=IF([.D177]&gt;0;[.D17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6]+[.G17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8]&gt;0;[.D178]+10000;&quot;&quot;)&amp;&quot; &quot;&amp;[.E178]" office:value-type="string" office:string-value=" ">
            <text:p><text:s/></text:p>
          </table:table-cell>
          <table:table-cell table:style-name="ce33"/>
          <table:table-cell table:style-name="ce39" table:formula="of:=IF([.D178]&gt;0;[.D17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7]+[.G17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79]&gt;0;[.D179]+10000;&quot;&quot;)&amp;&quot; &quot;&amp;[.E179]" office:value-type="string" office:string-value=" ">
            <text:p><text:s/></text:p>
          </table:table-cell>
          <table:table-cell table:style-name="ce33"/>
          <table:table-cell table:style-name="ce39" table:formula="of:=IF([.D179]&gt;0;[.D17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8]+[.G17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0]&gt;0;[.D180]+10000;&quot;&quot;)&amp;&quot; &quot;&amp;[.E180]" office:value-type="string" office:string-value=" ">
            <text:p><text:s/></text:p>
          </table:table-cell>
          <table:table-cell table:style-name="ce33"/>
          <table:table-cell table:style-name="ce39" table:formula="of:=IF([.D180]&gt;0;[.D18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79]+[.G18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1]&gt;0;[.D181]+10000;&quot;&quot;)&amp;&quot; &quot;&amp;[.E181]" office:value-type="string" office:string-value=" ">
            <text:p><text:s/></text:p>
          </table:table-cell>
          <table:table-cell table:style-name="ce33"/>
          <table:table-cell table:style-name="ce39" table:formula="of:=IF([.D181]&gt;0;[.D18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0]+[.G18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2]&gt;0;[.D182]+10000;&quot;&quot;)&amp;&quot; &quot;&amp;[.E182]" office:value-type="string" office:string-value=" ">
            <text:p><text:s/></text:p>
          </table:table-cell>
          <table:table-cell table:style-name="ce33"/>
          <table:table-cell table:style-name="ce39" table:formula="of:=IF([.D182]&gt;0;[.D18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1]+[.G18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3]&gt;0;[.D183]+10000;&quot;&quot;)&amp;&quot; &quot;&amp;[.E183]" office:value-type="string" office:string-value=" ">
            <text:p><text:s/></text:p>
          </table:table-cell>
          <table:table-cell table:style-name="ce33"/>
          <table:table-cell table:style-name="ce39" table:formula="of:=IF([.D183]&gt;0;[.D18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2]+[.G18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4]&gt;0;[.D184]+10000;&quot;&quot;)&amp;&quot; &quot;&amp;[.E184]" office:value-type="string" office:string-value=" ">
            <text:p><text:s/></text:p>
          </table:table-cell>
          <table:table-cell table:style-name="ce33"/>
          <table:table-cell table:style-name="ce39" table:formula="of:=IF([.D184]&gt;0;[.D18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3]+[.G18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5]&gt;0;[.D185]+10000;&quot;&quot;)&amp;&quot; &quot;&amp;[.E185]" office:value-type="string" office:string-value=" ">
            <text:p><text:s/></text:p>
          </table:table-cell>
          <table:table-cell table:style-name="ce33"/>
          <table:table-cell table:style-name="ce39" table:formula="of:=IF([.D185]&gt;0;[.D18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4]+[.G18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6]&gt;0;[.D186]+10000;&quot;&quot;)&amp;&quot; &quot;&amp;[.E186]" office:value-type="string" office:string-value=" ">
            <text:p><text:s/></text:p>
          </table:table-cell>
          <table:table-cell table:style-name="ce33"/>
          <table:table-cell table:style-name="ce39" table:formula="of:=IF([.D186]&gt;0;[.D18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5]+[.G18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7]&gt;0;[.D187]+10000;&quot;&quot;)&amp;&quot; &quot;&amp;[.E187]" office:value-type="string" office:string-value=" ">
            <text:p><text:s/></text:p>
          </table:table-cell>
          <table:table-cell table:style-name="ce33"/>
          <table:table-cell table:style-name="ce39" table:formula="of:=IF([.D187]&gt;0;[.D18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6]+[.G18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8]&gt;0;[.D188]+10000;&quot;&quot;)&amp;&quot; &quot;&amp;[.E188]" office:value-type="string" office:string-value=" ">
            <text:p><text:s/></text:p>
          </table:table-cell>
          <table:table-cell table:style-name="ce33"/>
          <table:table-cell table:style-name="ce39" table:formula="of:=IF([.D188]&gt;0;[.D18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7]+[.G18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89]&gt;0;[.D189]+10000;&quot;&quot;)&amp;&quot; &quot;&amp;[.E189]" office:value-type="string" office:string-value=" ">
            <text:p><text:s/></text:p>
          </table:table-cell>
          <table:table-cell table:style-name="ce33"/>
          <table:table-cell table:style-name="ce39" table:formula="of:=IF([.D189]&gt;0;[.D18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8]+[.G18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0]&gt;0;[.D190]+10000;&quot;&quot;)&amp;&quot; &quot;&amp;[.E190]" office:value-type="string" office:string-value=" ">
            <text:p><text:s/></text:p>
          </table:table-cell>
          <table:table-cell table:style-name="ce33"/>
          <table:table-cell table:style-name="ce39" table:formula="of:=IF([.D190]&gt;0;[.D19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89]+[.G19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1]&gt;0;[.D191]+10000;&quot;&quot;)&amp;&quot; &quot;&amp;[.E191]" office:value-type="string" office:string-value=" ">
            <text:p><text:s/></text:p>
          </table:table-cell>
          <table:table-cell table:style-name="ce33"/>
          <table:table-cell table:style-name="ce39" table:formula="of:=IF([.D191]&gt;0;[.D191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0]+[.G191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2]&gt;0;[.D192]+10000;&quot;&quot;)&amp;&quot; &quot;&amp;[.E192]" office:value-type="string" office:string-value=" ">
            <text:p><text:s/></text:p>
          </table:table-cell>
          <table:table-cell table:style-name="ce33"/>
          <table:table-cell table:style-name="ce39" table:formula="of:=IF([.D192]&gt;0;[.D192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1]+[.G192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3]&gt;0;[.D193]+10000;&quot;&quot;)&amp;&quot; &quot;&amp;[.E193]" office:value-type="string" office:string-value=" ">
            <text:p><text:s/></text:p>
          </table:table-cell>
          <table:table-cell table:style-name="ce33"/>
          <table:table-cell table:style-name="ce39" table:formula="of:=IF([.D193]&gt;0;[.D193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2]+[.G193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4]&gt;0;[.D194]+10000;&quot;&quot;)&amp;&quot; &quot;&amp;[.E194]" office:value-type="string" office:string-value=" ">
            <text:p><text:s/></text:p>
          </table:table-cell>
          <table:table-cell table:style-name="ce33"/>
          <table:table-cell table:style-name="ce39" table:formula="of:=IF([.D194]&gt;0;[.D194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3]+[.G194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5]&gt;0;[.D195]+10000;&quot;&quot;)&amp;&quot; &quot;&amp;[.E195]" office:value-type="string" office:string-value=" ">
            <text:p><text:s/></text:p>
          </table:table-cell>
          <table:table-cell table:style-name="ce33"/>
          <table:table-cell table:style-name="ce39" table:formula="of:=IF([.D195]&gt;0;[.D195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4]+[.G195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6]&gt;0;[.D196]+10000;&quot;&quot;)&amp;&quot; &quot;&amp;[.E196]" office:value-type="string" office:string-value=" ">
            <text:p><text:s/></text:p>
          </table:table-cell>
          <table:table-cell table:style-name="ce33"/>
          <table:table-cell table:style-name="ce39" table:formula="of:=IF([.D196]&gt;0;[.D196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5]+[.G196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 table:formula="of:=IF([.D197]&gt;0;[.D197]+10000;&quot;&quot;)&amp;&quot; &quot;&amp;[.E197]" office:value-type="string" office:string-value=" ">
            <text:p><text:s/></text:p>
          </table:table-cell>
          <table:table-cell table:style-name="ce33"/>
          <table:table-cell table:style-name="ce39" table:formula="of:=IF([.D197]&gt;0;[.D197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6]+[.G197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8]&gt;0;[.D198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7]+[.G198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199]&gt;0;[.D199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8]+[.G199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>
          <table:table-cell table:style-name="ce4"/>
          <table:table-cell table:style-name="ce10"/>
          <table:table-cell table:style-name="ce16" table:content-validation-name="val1"/>
          <table:table-cell table:style-name="ce22" table:content-validation-name="val1"/>
          <table:table-cell table:style-name="ce22" table:content-validation-name="val1"/>
          <table:table-cell table:style-name="ce26" table:content-validation-name="val1"/>
          <table:table-cell table:style-name="ce33"/>
          <table:table-cell table:style-name="ce39" table:formula="of:=IF([.D200]&gt;0;[.D200]+10000;&quot;&quot;)">
            <text:p/>
          </table:table-cell>
          <table:table-cell table:style-name="ce45"/>
          <table:table-cell table:style-name="ce39" office:value-type="float" office:value="1200">
            <text:p>1200</text:p>
          </table:table-cell>
          <table:table-cell table:style-name="ce49" table:formula="of:=[.K199]+[.G200]" office:value-type="float" office:value="1725.55">
            <text:p>1.725,55 €</text:p>
          </table:table-cell>
          <table:table-cell table:style-name="ce52"/>
          <table:table-cell table:number-columns-repeated="1012"/>
        </table:table-row>
        <table:table-row table:style-name="ro3" table:number-rows-repeated="653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Goal_Metadata" table:style-name="ta13" table:print="false">
        <table:table-column table:style-name="co13" table:number-columns-repeated="1024" table:default-cell-style-name="Default"/>
        <table:table-row table:style-name="ro3">
          <table:table-cell office:value-type="string">
            <text:p>_KAW999934</text:p>
          </table:table-cell>
          <table:table-cell office:value-type="string">
            <text:p>J</text:p>
          </table:table-cell>
          <table:table-cell table:number-columns-repeated="1022"/>
        </table:table-row>
        <table:table-row table:style-name="ro3">
          <table:table-cell office:value-type="string">
            <text:p>_KAW010507</text:p>
          </table:table-cell>
          <table:table-cell office:value-type="string">
            <text:p>Finanzbuchhaltung</text:p>
          </table:table-cell>
          <table:table-cell table:number-columns-repeated="1022"/>
        </table:table-row>
        <table:table-row table:style-name="ro3">
          <table:table-cell office:value-type="string">
            <text:p>_KAW010207</text:p>
          </table:table-cell>
          <table:table-cell table:number-columns-repeated="1023"/>
        </table:table-row>
        <table:table-row table:style-name="ro3">
          <table:table-cell office:value-type="string">
            <text:p>_KAW010201</text:p>
          </table:table-cell>
          <table:table-cell office:value-type="float" office:value="1244">
            <text:p>1244</text:p>
          </table:table-cell>
          <table:table-cell table:number-columns-repeated="1022"/>
        </table:table-row>
        <table:table-row table:style-name="ro3">
          <table:table-cell office:value-type="string">
            <text:p>_KAW010308</text:p>
          </table:table-cell>
          <table:table-cell office:value-type="string">
            <text:p>040 / 37 86 50 51</text:p>
          </table:table-cell>
          <table:table-cell table:number-columns-repeated="1022"/>
        </table:table-row>
        <table:table-row table:style-name="ro3">
          <table:table-cell office:value-type="string">
            <text:p>_KAW010203</text:p>
          </table:table-cell>
          <table:table-cell office:value-type="string">
            <text:p>Julia</text:p>
          </table:table-cell>
          <table:table-cell table:number-columns-repeated="1022"/>
        </table:table-row>
        <table:table-row table:style-name="ro3">
          <table:table-cell office:value-type="string">
            <text:p>_KAW010304</text:p>
          </table:table-cell>
          <table:table-cell office:value-type="string">
            <text:p>Neue Wall 54</text:p>
          </table:table-cell>
          <table:table-cell table:number-columns-repeated="1022"/>
        </table:table-row>
        <table:table-row table:style-name="ro3">
          <table:table-cell office:value-type="string">
            <text:p>_KAW010314</text:p>
          </table:table-cell>
          <table:table-cell table:number-columns-repeated="1023"/>
        </table:table-row>
        <table:table-row table:style-name="ro3">
          <table:table-cell office:value-type="string">
            <text:p>_KAW010306</text:p>
          </table:table-cell>
          <table:table-cell office:value-type="string">
            <text:p>20354 Hamburg</text:p>
          </table:table-cell>
          <table:table-cell table:number-columns-repeated="1022"/>
        </table:table-row>
        <table:table-row table:style-name="ro3">
          <table:table-cell office:value-type="string">
            <text:p>_KAW010409</text:p>
          </table:table-cell>
          <table:table-cell table:number-columns-repeated="1023"/>
        </table:table-row>
        <table:table-row table:style-name="ro3">
          <table:table-cell office:value-type="string">
            <text:p>_KAW010310</text:p>
          </table:table-cell>
          <table:table-cell table:number-columns-repeated="1023"/>
        </table:table-row>
        <table:table-row table:style-name="ro3">
          <table:table-cell office:value-type="string">
            <text:p>_KAW010999</text:p>
          </table:table-cell>
          <table:table-cell office:value-type="float" office:value="79865">
            <text:p>79865</text:p>
          </table:table-cell>
          <table:table-cell table:number-columns-repeated="1022"/>
        </table:table-row>
        <table:table-row table:style-name="ro3">
          <table:table-cell office:value-type="string">
            <text:p>_KAW010302</text:p>
          </table:table-cell>
          <table:table-cell office:value-type="string">
            <text:p>Karkowski, Dr.Trowitz &amp; Partner</text:p>
          </table:table-cell>
          <table:table-cell table:number-columns-repeated="1022"/>
        </table:table-row>
        <table:table-row table:style-name="ro3">
          <table:table-cell office:value-type="string">
            <text:p>_KAW010312</text:p>
          </table:table-cell>
          <table:table-cell office:value-type="string">
            <text:p>Hamburg</text:p>
          </table:table-cell>
          <table:table-cell table:number-columns-repeated="1022"/>
        </table:table-row>
        <table:table-row table:style-name="ro4">
          <table:table-cell office:value-type="string">
            <text:p>_KAW010415</text:p>
          </table:table-cell>
          <table:table-cell table:style-name="ce63" office:value-type="string">
            <text:p>Piratenpartei Deutschland</text:p>
            <text:p>Bundesverband</text:p>
            <text:p>zu Hd. Herrn Bernd Schlömer</text:p>
            <text:p>Pflugstraße 9a</text:p>
            <text:p>10115 Berlin</text:p>
          </table:table-cell>
          <table:table-cell table:number-columns-repeated="1022"/>
        </table:table-row>
        <table:table-row table:style-name="ro3">
          <table:table-cell office:value-type="string">
            <text:p>_KAW010501</text:p>
          </table:table-cell>
          <table:table-cell office:value-type="string">
            <text:p>Mandanten</text:p>
          </table:table-cell>
          <table:table-cell table:number-columns-repeated="1022"/>
        </table:table-row>
        <table:table-row table:style-name="ro3">
          <table:table-cell office:value-type="string">
            <text:p>_KAW010417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503</text:p>
          </table:table-cell>
          <table:table-cell office:value-type="string">
            <text:p>Piratenpartei Deutschland</text:p>
          </table:table-cell>
          <table:table-cell table:number-columns-repeated="1022"/>
        </table:table-row>
        <table:table-row table:style-name="ro3">
          <table:table-cell office:value-type="string">
            <text:p>_KAW010411</text:p>
          </table:table-cell>
          <table:table-cell table:number-columns-repeated="1023"/>
        </table:table-row>
        <table:table-row table:style-name="ro3">
          <table:table-cell office:value-type="string">
            <text:p>_KAW020000</text:p>
          </table:table-cell>
          <table:table-cell office:value-type="string">
            <text:p>ZSI3VG</text:p>
          </table:table-cell>
          <table:table-cell table:number-columns-repeated="1022"/>
        </table:table-row>
        <table:table-row table:style-name="ro3">
          <table:table-cell office:value-type="string">
            <text:p>_KAW010403</text:p>
          </table:table-cell>
          <table:table-cell table:number-columns-repeated="1023"/>
        </table:table-row>
        <table:table-row table:style-name="ro3">
          <table:table-cell office:value-type="string">
            <text:p>_KAW010401</text:p>
          </table:table-cell>
          <table:table-cell office:value-type="string">
            <text:p>Piratenpartei Deutschland Bundesverband</text:p>
          </table:table-cell>
          <table:table-cell table:number-columns-repeated="1022"/>
        </table:table-row>
        <table:table-row table:style-name="ro3">
          <table:table-cell office:value-type="string">
            <text:p>_KAW004002</text:p>
          </table:table-cell>
          <table:table-cell table:number-columns-repeated="1023"/>
        </table:table-row>
        <table:table-row table:style-name="ro3">
          <table:table-cell office:value-type="string">
            <text:p>_KAW010105</text:p>
          </table:table-cell>
          <table:table-cell table:number-columns-repeated="1023"/>
        </table:table-row>
        <table:table-row table:style-name="ro3">
          <table:table-cell office:value-type="string">
            <text:p>_KAW010107</text:p>
          </table:table-cell>
          <table:table-cell table:number-columns-repeated="1023"/>
        </table:table-row>
        <table:table-row table:style-name="ro3">
          <table:table-cell office:value-type="string">
            <text:p>_KAW010101</text:p>
          </table:table-cell>
          <table:table-cell office:value-type="float" office:value="2009">
            <text:p>2009</text:p>
          </table:table-cell>
          <table:table-cell table:number-columns-repeated="1022"/>
        </table:table-row>
        <table:table-row table:style-name="ro3">
          <table:table-cell office:value-type="string">
            <text:p>_KAW010208</text:p>
          </table:table-cell>
          <table:table-cell table:number-columns-repeated="1023"/>
        </table:table-row>
        <table:table-row table:style-name="ro3">
          <table:table-cell office:value-type="string">
            <text:p>_KAW010103</text:p>
          </table:table-cell>
          <table:table-cell office:value-type="string">
            <text:p>Kasse (Buchungsvorlage) monatlich</text:p>
          </table:table-cell>
          <table:table-cell table:number-columns-repeated="1022"/>
        </table:table-row>
        <table:table-row table:style-name="ro3">
          <table:table-cell office:value-type="string">
            <text:p>_KAW010204</text:p>
          </table:table-cell>
          <table:table-cell table:number-columns-repeated="1023"/>
        </table:table-row>
        <table:table-row table:style-name="ro3">
          <table:table-cell office:value-type="string">
            <text:p>_KAW010206</text:p>
          </table:table-cell>
          <table:table-cell table:number-columns-repeated="1023"/>
        </table:table-row>
        <table:table-row table:style-name="ro3">
          <table:table-cell office:value-type="string">
            <text:p>_KAW010309</text:p>
          </table:table-cell>
          <table:table-cell table:number-columns-repeated="1023"/>
        </table:table-row>
        <table:table-row table:style-name="ro3">
          <table:table-cell office:value-type="string">
            <text:p>_KAW010202</text:p>
          </table:table-cell>
          <table:table-cell office:value-type="string">
            <text:p>Wichmann</text:p>
          </table:table-cell>
          <table:table-cell table:number-columns-repeated="1022"/>
        </table:table-row>
        <table:table-row table:style-name="ro3">
          <table:table-cell office:value-type="string">
            <text:p>_KAW010305</text:p>
          </table:table-cell>
          <table:table-cell table:number-columns-repeated="1023"/>
        </table:table-row>
        <table:table-row table:style-name="ro3">
          <table:table-cell office:value-type="string">
            <text:p>_KAW010505</text:p>
          </table:table-cell>
          <table:table-cell office:value-type="string">
            <text:p>Primanota</text:p>
          </table:table-cell>
          <table:table-cell table:number-columns-repeated="1022"/>
        </table:table-row>
        <table:table-row table:style-name="ro3">
          <table:table-cell office:value-type="string">
            <text:p>_KAW01010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_KAW010307</text:p>
          </table:table-cell>
          <table:table-cell office:value-type="string">
            <text:p>040 / 37 86 50 50</text:p>
          </table:table-cell>
          <table:table-cell table:number-columns-repeated="1022"/>
        </table:table-row>
        <table:table-row table:style-name="ro3">
          <table:table-cell office:value-type="string">
            <text:p>_KAW010301</text:p>
          </table:table-cell>
          <table:table-cell office:value-type="string">
            <text:p>Sozietät</text:p>
          </table:table-cell>
          <table:table-cell table:number-columns-repeated="1022"/>
        </table:table-row>
        <table:table-row table:style-name="ro3">
          <table:table-cell office:value-type="string">
            <text:p>_KAW010311</text:p>
          </table:table-cell>
          <table:table-cell office:value-type="float" office:value="20354">
            <text:p>20354</text:p>
          </table:table-cell>
          <table:table-cell table:number-columns-repeated="1022"/>
        </table:table-row>
        <table:table-row table:style-name="ro3">
          <table:table-cell office:value-type="string">
            <text:p>_KAW010413</text:p>
          </table:table-cell>
          <table:table-cell table:number-columns-repeated="1023"/>
        </table:table-row>
        <table:table-row table:style-name="ro3">
          <table:table-cell office:value-type="string">
            <text:p>_KAW010303</text:p>
          </table:table-cell>
          <table:table-cell office:value-type="string">
            <text:p>Rechtsanwälte und Steuerberater</text:p>
          </table:table-cell>
          <table:table-cell table:number-columns-repeated="1022"/>
        </table:table-row>
        <table:table-row table:style-name="ro3">
          <table:table-cell office:value-type="string">
            <text:p>_KAW010313</text:p>
          </table:table-cell>
          <table:table-cell table:number-columns-repeated="1023"/>
        </table:table-row>
        <table:table-row table:style-name="ro3">
          <table:table-cell office:value-type="string">
            <text:p>_KAW010404</text:p>
          </table:table-cell>
          <table:table-cell office:value-type="string">
            <text:p>Piratenpartei Deutschland Bundesverband</text:p>
          </table:table-cell>
          <table:table-cell table:number-columns-repeated="1022"/>
        </table:table-row>
        <table:table-row table:style-name="ro3">
          <table:table-cell office:value-type="string">
            <text:p>_KAW010414</text:p>
          </table:table-cell>
          <table:table-cell table:number-columns-repeated="1023"/>
        </table:table-row>
        <table:table-row table:style-name="ro3">
          <table:table-cell office:value-type="string">
            <text:p>_KAW010406</text:p>
          </table:table-cell>
          <table:table-cell office:value-type="string">
            <text:p>10115 Berlin</text:p>
          </table:table-cell>
          <table:table-cell table:number-columns-repeated="1022"/>
        </table:table-row>
        <table:table-row table:style-name="ro3">
          <table:table-cell office:value-type="string">
            <text:p>_KAW010416</text:p>
          </table:table-cell>
          <table:table-cell table:number-columns-repeated="1023"/>
        </table:table-row>
        <table:table-row table:style-name="ro3">
          <table:table-cell office:value-type="string">
            <text:p>_KAW010502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410</text:p>
          </table:table-cell>
          <table:table-cell table:number-columns-repeated="1023"/>
        </table:table-row>
        <table:table-row table:style-name="ro3">
          <table:table-cell office:value-type="string">
            <text:p>_KAW020001</text:p>
          </table:table-cell>
          <table:table-cell office:value-type="float" office:value="66010">
            <text:p>66010</text:p>
          </table:table-cell>
          <table:table-cell table:number-columns-repeated="1022"/>
        </table:table-row>
        <table:table-row table:style-name="ro3">
          <table:table-cell office:value-type="string">
            <text:p>_KAW010405</text:p>
          </table:table-cell>
          <table:table-cell office:value-type="string">
            <text:p>Pflugstraße 9a</text:p>
          </table:table-cell>
          <table:table-cell table:number-columns-repeated="1022"/>
        </table:table-row>
        <table:table-row table:style-name="ro3">
          <table:table-cell office:value-type="string">
            <text:p>_KAW010412</text:p>
          </table:table-cell>
          <table:table-cell table:number-columns-repeated="1023"/>
        </table:table-row>
        <table:table-row table:style-name="ro3">
          <table:table-cell office:value-type="string">
            <text:p>_KAW010504</text:p>
          </table:table-cell>
          <table:table-cell office:value-type="string">
            <text:p>FIBU</text:p>
          </table:table-cell>
          <table:table-cell table:number-columns-repeated="1022"/>
        </table:table-row>
        <table:table-row table:style-name="ro3">
          <table:table-cell office:value-type="string">
            <text:p>_KAW010108</text:p>
          </table:table-cell>
          <table:table-cell table:number-columns-repeated="1023"/>
        </table:table-row>
        <table:table-row table:style-name="ro3">
          <table:table-cell office:value-type="string">
            <text:p>_KAW010402</text:p>
          </table:table-cell>
          <table:table-cell table:number-columns-repeated="1023"/>
        </table:table-row>
        <table:table-row table:style-name="ro3">
          <table:table-cell office:value-type="string">
            <text:p>_KAW004001</text:p>
          </table:table-cell>
          <table:table-cell table:number-columns-repeated="1023"/>
        </table:table-row>
        <table:table-row table:style-name="ro3">
          <table:table-cell office:value-type="string">
            <text:p>_KAW010407</text:p>
          </table:table-cell>
          <table:table-cell table:number-columns-repeated="1023"/>
        </table:table-row>
        <table:table-row table:style-name="ro3">
          <table:table-cell office:value-type="string">
            <text:p>_KAW010104</text:p>
          </table:table-cell>
          <table:table-cell office:value-type="string">
            <text:p>13.12.2009</text:p>
          </table:table-cell>
          <table:table-cell table:number-columns-repeated="1022"/>
        </table:table-row>
        <table:table-row table:style-name="ro3">
          <table:table-cell office:value-type="string">
            <text:p>_KAW010408</text:p>
          </table:table-cell>
          <table:table-cell table:number-columns-repeated="1023"/>
        </table:table-row>
        <table:table-row table:style-name="ro3">
          <table:table-cell office:value-type="string">
            <text:p>_KAW010110</text:p>
          </table:table-cell>
          <table:table-cell table:number-columns-repeated="1023"/>
        </table:table-row>
        <table:table-row table:style-name="ro3">
          <table:table-cell office:value-type="string">
            <text:p>_KAW010995</text:p>
          </table:table-cell>
          <table:table-cell office:value-type="string">
            <text:p>EFC3144B-83F6-41A4-A0E5-3E3FCDD358A8</text:p>
          </table:table-cell>
          <table:table-cell table:number-columns-repeated="1022"/>
        </table:table-row>
        <table:table-row table:style-name="ro3">
          <table:table-cell office:value-type="string">
            <text:p>_KAW010102</text:p>
          </table:table-cell>
          <table:table-cell table:number-columns-repeated="1023"/>
        </table:table-row>
        <table:table-row table:style-name="ro3">
          <table:table-cell office:value-type="string">
            <text:p>_KAW010205</text:p>
          </table:table-cell>
          <table:table-cell table:number-columns-repeated="1023"/>
        </table:table-row>
        <table:table-row table:style-name="ro3">
          <table:table-cell office:value-type="string">
            <text:p>_KAW999000</text:p>
          </table:table-cell>
          <table:table-cell table:style-name="ce64" office:value-type="string">
            <text:p>J</text:p>
          </table:table-cell>
          <table:table-cell table:number-columns-repeated="1022"/>
        </table:table-row>
        <table:table-row table:style-name="ro3">
          <table:table-cell office:value-type="string">
            <text:p>_KAW999985</text:p>
          </table:table-cell>
          <table:table-cell table:style-name="ce64" office:value-type="string">
            <text:p>002006999120003PCD006999983008K0000016</text:p>
          </table:table-cell>
          <table:table-cell table:number-columns-repeated="1022"/>
        </table:table-row>
        <table:table-row table:style-name="ro3">
          <table:table-cell office:value-type="string">
            <text:p>_KAW999120</text:p>
          </table:table-cell>
          <table:table-cell table:style-name="ce64" office:value-type="string">
            <text:p>PCD</text:p>
          </table:table-cell>
          <table:table-cell table:number-columns-repeated="1022"/>
        </table:table-row>
        <table:table-row table:style-name="ro3">
          <table:table-cell office:value-type="string">
            <text:p>_KAW999983</text:p>
          </table:table-cell>
          <table:table-cell table:style-name="ce64" office:value-type="string">
            <text:p>K0000016</text:p>
          </table:table-cell>
          <table:table-cell table:number-columns-repeated="1022"/>
        </table:table-row>
        <table:table-row table:style-name="ro3">
          <table:table-cell office:value-type="string">
            <text:p>_KAW002952</text:p>
          </table:table-cell>
          <table:table-cell table:style-name="ce64" office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_KAW002954</text:p>
          </table:table-cell>
          <table:table-cell table:style-name="ce64" office:value-type="string">
            <text:p>66010</text:p>
          </table:table-cell>
          <table:table-cell table:number-columns-repeated="1022"/>
        </table:table-row>
        <table:table-row table:style-name="ro3" table:number-rows-repeated="65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5" table:base-cell-address="$Januar.$A$1" table:cell-range-address="$April.$A$4:.$L$206"/>
        <table:named-range table:name="Excel_BuiltIn__FilterDatabase_9" table:base-cell-address="$Januar.$A$1" table:cell-range-address="$August.$A$4:.$L$204"/>
        <table:named-range table:name="Excel_BuiltIn__FilterDatabase_13" table:base-cell-address="$Januar.$A$1" table:cell-range-address="$Dezember.$A$4:.$L$204"/>
        <table:named-range table:name="Excel_BuiltIn__FilterDatabase_3" table:base-cell-address="$Januar.$A$1" table:cell-range-address="$Februar.$A$4:.$L$204"/>
        <table:named-range table:name="Excel_BuiltIn__FilterDatabase_2" table:base-cell-address="$Januar.$A$1" table:cell-range-address="$Januar.$A$4:.$L$201"/>
        <table:named-range table:name="Excel_BuiltIn__FilterDatabase_8" table:base-cell-address="$Januar.$A$1" table:cell-range-address="$Juli.$A$4:.$L$204"/>
        <table:named-range table:name="Excel_BuiltIn__FilterDatabase_7" table:base-cell-address="$Januar.$A$1" table:cell-range-address="$Juni.$A$4:.$L$204"/>
        <table:named-range table:name="Excel_BuiltIn__FilterDatabase_6" table:base-cell-address="$Januar.$A$1" table:cell-range-address="$Mai.$A$4:.$L$204"/>
        <table:named-range table:name="Excel_BuiltIn__FilterDatabase_4" table:base-cell-address="$Januar.$A$1" table:cell-range-address="$März.$A$4:.$L$204"/>
        <table:named-range table:name="Excel_BuiltIn__FilterDatabase_12" table:base-cell-address="$Januar.$A$1" table:cell-range-address="$November.$A$4:.$L$204"/>
        <table:named-range table:name="Excel_BuiltIn__FilterDatabase_11" table:base-cell-address="$Januar.$A$1" table:cell-range-address="$Oktober.$A$4:.$L$204"/>
        <table:named-range table:name="Excel_BuiltIn__FilterDatabase_10" table:base-cell-address="$Januar.$A$1" table:cell-range-address="$September.$A$4:.$L$204"/>
      </table:named-expressions>
      <table:database-ranges>
        <table:database-range table:name="Excel_BuiltIn__FilterDatabase_10" table:target-range-address="September.A4:September.L204" table:display-filter-buttons="true"/>
        <table:database-range table:name="Excel_BuiltIn__FilterDatabase_11" table:target-range-address="Oktober.A4:Oktober.L204" table:display-filter-buttons="true"/>
        <table:database-range table:name="Excel_BuiltIn__FilterDatabase_12" table:target-range-address="November.A4:November.L204" table:display-filter-buttons="true"/>
        <table:database-range table:name="Excel_BuiltIn__FilterDatabase_13" table:target-range-address="Dezember.A4:Dezember.L204" table:display-filter-buttons="true"/>
        <table:database-range table:name="Excel_BuiltIn__FilterDatabase_2" table:target-range-address="Januar.A4:Januar.L201" table:display-filter-buttons="true"/>
        <table:database-range table:name="Excel_BuiltIn__FilterDatabase_3" table:target-range-address="Februar.A4:Februar.L204" table:display-filter-buttons="true"/>
        <table:database-range table:name="Excel_BuiltIn__FilterDatabase_4" table:target-range-address="März.A4:März.L204" table:display-filter-buttons="true"/>
        <table:database-range table:name="Excel_BuiltIn__FilterDatabase_5" table:target-range-address="April.A4:April.L206" table:display-filter-buttons="true"/>
        <table:database-range table:name="Excel_BuiltIn__FilterDatabase_6" table:target-range-address="Mai.A4:Mai.L204" table:display-filter-buttons="true"/>
        <table:database-range table:name="Excel_BuiltIn__FilterDatabase_7" table:target-range-address="Juni.A4:Juni.L204" table:display-filter-buttons="true"/>
        <table:database-range table:name="Excel_BuiltIn__FilterDatabase_8" table:target-range-address="Juli.A4:Juli.L204" table:display-filter-buttons="true"/>
        <table:database-range table:name="Excel_BuiltIn__FilterDatabase_9" table:target-range-address="August.A4:August.L2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  <number:text> DM </number:text>
    </number:number-style>
    <number:number-style style:name="N111P1" style:volatile="true">
      <number:text>-</number:text>
      <number:number number:decimal-places="2" number:min-integer-digits="1" number:grouping="true"/>
      <number:text> DM </number:text>
    </number:number-style>
    <number:number-style style:name="N111P2" style:volatile="true">
      <number:text> -</number:text>
      <number:number number:decimal-places="0" number:min-integer-digits="0"/>
      <number:text> DM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5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">
      <number:number number:decimal-places="2" number:min-integer-digits="1" number:grouping="true"/>
      <number:text> €</number:text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DM </number:text>
    </number:number-style>
    <number:number-style style:name="N151P1" style:volatile="true">
      <number:text>-</number:text>
      <number:number number:decimal-places="0" number:min-integer-digits="1" number:grouping="true"/>
      <number:text> DM </number:text>
    </number:number-style>
    <number:number-style style:name="N151P2" style:volatile="true">
      <number:text> -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   </number:text>
    </number:number-style>
    <number:number-style style:name="N155P1" style:volatile="true">
      <number:text>-</number:text>
      <number:number number:decimal-places="0" number:min-integer-digits="1" number:grouping="true"/>
      <number:text>       </number:text>
    </number:number-style>
    <number:number-style style:name="N155P2" style:volatile="true">
      <number:text> -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integer-digits="1" number:grouping="true"/>
      <number:text>       </number:text>
    </number:number-style>
    <number:number-style style:name="N159P2" style:volatile="true">
      <number:text> -</number:text>
      <number:number number: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62P0"/>
    </number:number-style>
    <number:date-style style:name="N164P0" style:volatile="true">
      <number:day/>
      <number:text>.</number:text>
      <number:month/>
      <number:text>.</number:text>
      <number:year/>
    </number:date-style>
    <number:text-style style:name="N164">
      <number:text-content/>
      <style:map style:condition="value()&gt;=0" style:apply-style-name="N164P0"/>
    </number:text-style>
    <number:date-style style:name="N165P0" style:volatile="true">
      <number:day/>
      <number:text>. </number:text>
      <number:month number:textual="true"/>
      <number:text>. </number:text>
      <number:year number:style="long"/>
    </number:date-style>
    <number:text-style style:name="N165">
      <number:text-content/>
      <style:map style:condition="value()&gt;=0" style:apply-style-name="N165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Times New Roman" fo:font-size="12pt" style:font-size-asian="12pt" style:font-name-complex="Times New Roman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5"/>
    <style:style style:name="Excel_5f_BuiltIn_5f_Currency" style:display-name="Excel_BuiltIn_Currency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3cm" fo:margin-bottom="1.3cm" fo:margin-left="1.9cm" fo:margin-right="1.9cm" style:first-page-number="continue" style:scale-to-X="1" style:scale-to-Y="3" style:writing-mode="lr-tb"/>
      <style:header-style>
        <style:header-footer-properties fo:min-height="0.751cm" fo:margin-left="0cm" fo:margin-right="0cm" fo:margin-bottom="0.776cm"/>
      </style:header-style>
      <style:footer-style>
        <style:header-footer-properties fo:min-height="0.751cm" fo:margin-left="0cm" fo:margin-right="0cm" fo:margin-top="0.776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18.07.2010</text:date>, <text:time>12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uar" style:display-name="PageStyle_Janu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Februar" style:display-name="PageStyle_Febru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März" style:display-name="PageStyle_März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pril" style:display-name="PageStyle_Apri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Mai" style:display-name="PageStyle_Ma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Juni" style:display-name="PageStyle_Jun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Juli" style:display-name="PageStyle_Jul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ugust" style:display-name="PageStyle_Augu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eptember" style:display-name="PageStyle_Septemb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Oktober" style:display-name="PageStyle_Oktob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November" style:display-name="PageStyle_Novemb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ezember" style:display-name="PageStyle_Dezemb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_5f__5f_Goal_5f_Metadata" style:display-name="PageStyle___Goal_Meta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er</meta:initial-creator>
    <meta:creation-date>2009-12-14T00:40:36</meta:creation-date>
    <dc:creator>Meinhart K. Ramaswamy</dc:creator>
    <dc:date>2010-05-12T08:14:12.77</dc:date>
    <meta:print-date>2010-04-22T12:59:33</meta:print-date>
    <meta:generator>OpenOffice.org/3.1$Win32 OpenOffice.org_project/310m11$Build-9399</meta:generator>
    <meta:document-statistic meta:table-count="13" meta:cell-count="16750" meta:object-count="0"/>
  </office:meta>
</office:document-meta>
</file>